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5.54pt"/>
    </style:style>
    <style:style style:name="co13" style:family="table-column">
      <style:table-column-properties fo:break-before="auto" style:column-width="175.44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146.15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58.14pt"/>
    </style:style>
    <style:style style:name="co18" style:family="table-column">
      <style:table-column-properties fo:break-before="auto" style:column-width="31.89pt"/>
    </style:style>
    <style:style style:name="co19" style:family="table-column">
      <style:table-column-properties fo:break-before="auto" style:column-width="56.61pt"/>
    </style:style>
    <style:style style:name="co20" style:family="table-column">
      <style:table-column-properties fo:break-before="auto" style:column-width="21.06pt"/>
    </style:style>
    <style:style style:name="co21" style:family="table-column">
      <style:table-column-properties fo:break-before="auto" style:column-width="29.54pt"/>
    </style:style>
    <style:style style:name="co22" style:family="table-column">
      <style:table-column-properties fo:break-before="auto" style:column-width="34.9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B2:'US deaths'.B44 'US deaths'.C1:'US deaths'.C1 'US deaths'.C2:'US deaths'.C44 'US deaths'.C12:'US deaths'.C44 'US deaths'.C17:'US deaths'.C44 'US deaths'.C22:'US deaths'.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3"/>
        <table:table-column table:style-name="co7" table:number-columns-repeated="2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99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Multiple</text:p>
            <text:p>10 days</text:p>
          </table:table-cell>
          <table:table-cell office:value-type="string" calcext:value-type="string">
            <text:p>Multiple</text:p>
            <text:p>9 days</text:p>
          </table:table-cell>
          <table:table-cell office:value-type="string" calcext:value-type="string">
            <text:p>Multiple</text:p>
            <text:p>8 day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60 days</text:p>
          </table:table-cell>
          <table:table-cell table:number-columns-repeated="1004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3]-[.C2]" office:value-type="float" office:value="1" calcext:value-type="float">
            <text:p>1</text:p>
          </table:table-cell>
          <table:table-cell table:number-columns-repeated="3"/>
          <table:table-cell table:formula="of:=SLOPE(LN([.C$2:.C3]); [.B$2:.B3])" office:value-type="float" office:value="0.0870113769896297" calcext:value-type="float">
            <text:p>0.087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H$22])" office:value-type="float" office:value="14.7731225069893" calcext:value-type="float">
            <text:p>14.8</text:p>
          </table:table-cell>
          <table:table-cell table:number-columns-repeated="1014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C4]-[.C3]" office:value-type="float" office:value="2" calcext:value-type="float">
            <text:p>2</text:p>
          </table:table-cell>
          <table:table-cell table:number-columns-repeated="3"/>
          <table:table-cell table:formula="of:=SLOPE(LN([.C$2:.C4]); [.B$2:.B4])" office:value-type="float" office:value="0.120581028408444" calcext:value-type="float">
            <text:p>0.121</text:p>
          </table:table-cell>
          <table:table-cell table:formula="of:=RSQ(LN([.C$2:.C4]); [.B$2:.B4])" office:value-type="float" office:value="0.974815300198335" calcext:value-type="float">
            <text:p>0.975</text:p>
          </table:table-cell>
          <table:table-cell table:formula="of:=[.C4]*EXP([.H$22])" office:value-type="float" office:value="17.2353095914876" calcext:value-type="float">
            <text:p>17.2</text:p>
          </table:table-cell>
          <table:table-cell table:number-columns-repeated="1014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5]-[.C4]" office:value-type="float" office:value="3" calcext:value-type="float">
            <text:p>3</text:p>
          </table:table-cell>
          <table:table-cell table:number-columns-repeated="3"/>
          <table:table-cell table:formula="of:=SLOPE(LN([.C$2:.C5]); [.B$2:.B5])" office:value-type="float" office:value="0.146010489360079" calcext:value-type="float">
            <text:p>0.146</text:p>
          </table:table-cell>
          <table:table-cell table:formula="of:=RSQ(LN([.C$2:.C5]); [.B$2:.B5])" office:value-type="float" office:value="0.973454341160603" calcext:value-type="float">
            <text:p>0.973</text:p>
          </table:table-cell>
          <table:table-cell table:formula="of:=[.C5]*EXP([.H$22])" office:value-type="float" office:value="20.9285902182349" calcext:value-type="float">
            <text:p>20.9</text:p>
          </table:table-cell>
          <table:table-cell table:number-columns-repeated="1014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6]-[.C5]" office:value-type="float" office:value="4" calcext:value-type="float">
            <text:p>4</text:p>
          </table:table-cell>
          <table:table-cell table:number-columns-repeated="3"/>
          <table:table-cell table:formula="of:=SLOPE(LN([.C$2:.C6]); [.B$2:.B6])" office:value-type="float" office:value="0.164156102411832" calcext:value-type="float">
            <text:p>0.164</text:p>
          </table:table-cell>
          <table:table-cell table:formula="of:=RSQ(LN([.C$2:.C6]); [.B$2:.B6])" office:value-type="float" office:value="0.977511515638132" calcext:value-type="float">
            <text:p>0.978</text:p>
          </table:table-cell>
          <table:table-cell table:formula="of:=[.C6]*EXP([.H$22])" office:value-type="float" office:value="25.8529643872314" calcext:value-type="float">
            <text:p>25.9</text:p>
          </table:table-cell>
          <table:table-cell table:number-columns-repeated="3"/>
          <table:table-cell table:formula="of:=SLOPE(LN([.C2:.C6]); [.B2:.B6])" office:value-type="float" office:value="0.164156102411832" calcext:value-type="float">
            <text:p>0.164</text:p>
          </table:table-cell>
          <table:table-cell table:formula="of:=RSQ(LN([.C2:.C6]); [.B2:.B6])" office:value-type="float" office:value="0.977511515638132" calcext:value-type="float">
            <text:p>0.978</text:p>
          </table:table-cell>
          <table:table-cell table:formula="of:=[.C6]*EXP([.N$22])" office:value-type="float" office:value="27.5411670799252" calcext:value-type="float">
            <text:p>27.5</text:p>
          </table:table-cell>
          <table:table-cell table:number-columns-repeated="1008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7]-[.C6]" office:value-type="float" office:value="1" calcext:value-type="float">
            <text:p>1</text:p>
          </table:table-cell>
          <table:table-cell table:number-columns-repeated="3"/>
          <table:table-cell table:formula="of:=SLOPE(LN([.C$2:.C7]); [.B$2:.B7])" office:value-type="float" office:value="0.152535408029913" calcext:value-type="float">
            <text:p>0.153</text:p>
          </table:table-cell>
          <table:table-cell table:formula="of:=RSQ(LN([.C$2:.C7]); [.B$2:.B7])" office:value-type="float" office:value="0.977551378356012" calcext:value-type="float">
            <text:p>0.978</text:p>
          </table:table-cell>
          <table:table-cell table:formula="of:=[.C7]*EXP([.H$22])" office:value-type="float" office:value="27.0840579294805" calcext:value-type="float">
            <text:p>27.1</text:p>
          </table:table-cell>
          <table:table-cell table:number-columns-repeated="3"/>
          <table:table-cell table:formula="of:=SLOPE(LN([.C3:.C7]); [.B3:.B7])" office:value-type="float" office:value="0.16177367152488" calcext:value-type="float">
            <text:p>0.162</text:p>
          </table:table-cell>
          <table:table-cell table:formula="of:=RSQ(LN([.C3:.C7]); [.B3:.B7])" office:value-type="float" office:value="0.972649893052936" calcext:value-type="float">
            <text:p>0.973</text:p>
          </table:table-cell>
          <table:table-cell table:formula="of:=[.C7]*EXP([.N$22])" office:value-type="float" office:value="28.8526512265883" calcext:value-type="float">
            <text:p>28.9</text:p>
          </table:table-cell>
          <table:table-cell table:number-columns-repeated="1008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C8]-[.C7]" office:value-type="float" office:value="6" calcext:value-type="float">
            <text:p>6</text:p>
          </table:table-cell>
          <table:table-cell table:number-columns-repeated="3"/>
          <table:table-cell table:formula="of:=SLOPE(LN([.C$2:.C8]); [.B$2:.B8])" office:value-type="float" office:value="0.157880872406403" calcext:value-type="float">
            <text:p>0.158</text:p>
          </table:table-cell>
          <table:table-cell table:formula="of:=RSQ(LN([.C$2:.C8]); [.B$2:.B8])" office:value-type="float" office:value="0.984923083848868" calcext:value-type="float">
            <text:p>0.985</text:p>
          </table:table-cell>
          <table:table-cell table:formula="of:=[.C8]*EXP([.H$22])" office:value-type="float" office:value="34.4706191829751" calcext:value-type="float">
            <text:p>34.5</text:p>
          </table:table-cell>
          <table:table-cell table:number-columns-repeated="3"/>
          <table:table-cell table:formula="of:=SLOPE(LN([.C4:.C8]); [.B4:.B8])" office:value-type="float" office:value="0.164412347042199" calcext:value-type="float">
            <text:p>0.164</text:p>
          </table:table-cell>
          <table:table-cell table:formula="of:=RSQ(LN([.C4:.C8]); [.B4:.B8])" office:value-type="float" office:value="0.972321146691497" calcext:value-type="float">
            <text:p>0.972</text:p>
          </table:table-cell>
          <table:table-cell table:formula="of:=[.C8]*EXP([.N$22])" office:value-type="float" office:value="36.7215561065669" calcext:value-type="float">
            <text:p>36.7</text:p>
          </table:table-cell>
          <table:table-cell table:number-columns-repeated="1008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C9]-[.C8]" office:value-type="float" office:value="8" calcext:value-type="float">
            <text:p>8</text:p>
          </table:table-cell>
          <table:table-cell table:number-columns-repeated="2"/>
          <table:table-cell table:formula="of:=[.C9]/[.C2]" office:value-type="float" office:value="3.27272727272727" calcext:value-type="float">
            <text:p>3.3</text:p>
          </table:table-cell>
          <table:table-cell table:formula="of:=SLOPE(LN([.C$2:.C9]); [.B$2:.B9])" office:value-type="float" office:value="0.16789427888615" calcext:value-type="float">
            <text:p>0.168</text:p>
          </table:table-cell>
          <table:table-cell table:formula="of:=RSQ(LN([.C$2:.C9]); [.B$2:.B9])" office:value-type="float" office:value="0.98411802863586" calcext:value-type="float">
            <text:p>0.984</text:p>
          </table:table-cell>
          <table:table-cell table:formula="of:=[.C9]*EXP([.H$22])" office:value-type="float" office:value="44.319367520968" calcext:value-type="float">
            <text:p>44.3</text:p>
          </table:table-cell>
          <table:table-cell table:number-columns-repeated="3"/>
          <table:table-cell table:formula="of:=SLOPE(LN([.C5:.C9]); [.B5:.B9])" office:value-type="float" office:value="0.178829326125157" calcext:value-type="float">
            <text:p>0.179</text:p>
          </table:table-cell>
          <table:table-cell table:formula="of:=RSQ(LN([.C5:.C9]); [.B5:.B9])" office:value-type="float" office:value="0.961876669286166" calcext:value-type="float">
            <text:p>0.962</text:p>
          </table:table-cell>
          <table:table-cell table:formula="of:=[.C9]*EXP([.N$22])" office:value-type="float" office:value="47.2134292798718" calcext:value-type="float">
            <text:p>47.2</text:p>
          </table:table-cell>
          <table:table-cell table:number-columns-repeated="2"/>
          <table:table-cell table:style-name="ce2"/>
          <table:table-cell table:number-columns-repeated="1005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C10]-[.C9]" office:value-type="float" office:value="4" calcext:value-type="float">
            <text:p>4</text:p>
          </table:table-cell>
          <table:table-cell/>
          <table:table-cell table:formula="of:=[.C10]/[.C2]" office:value-type="float" office:value="3.63636363636364" calcext:value-type="float">
            <text:p>3.6</text:p>
          </table:table-cell>
          <table:table-cell table:formula="of:=[.C10]/[.C3]" office:value-type="float" office:value="3.33333333333333" calcext:value-type="float">
            <text:p>3.3</text:p>
          </table:table-cell>
          <table:table-cell table:formula="of:=SLOPE(LN([.C$2:.C10]); [.B$2:.B10])" office:value-type="float" office:value="0.168398284361476" calcext:value-type="float">
            <text:p>0.168</text:p>
          </table:table-cell>
          <table:table-cell table:formula="of:=RSQ(LN([.C$2:.C10]); [.B$2:.B10])" office:value-type="float" office:value="0.988874981850661" calcext:value-type="float">
            <text:p>0.989</text:p>
          </table:table-cell>
          <table:table-cell table:formula="of:=[.C10]*EXP([.H$22])" office:value-type="float" office:value="49.2437416899645" calcext:value-type="float">
            <text:p>49.2</text:p>
          </table:table-cell>
          <table:table-cell table:number-columns-repeated="3"/>
          <table:table-cell table:formula="of:=SLOPE(LN([.C6:.C10]); [.B6:.B10])" office:value-type="float" office:value="0.178119051787882" calcext:value-type="float">
            <text:p>0.178</text:p>
          </table:table-cell>
          <table:table-cell table:formula="of:=RSQ(LN([.C6:.C10]); [.B6:.B10])" office:value-type="float" office:value="0.961279896041796" calcext:value-type="float">
            <text:p>0.961</text:p>
          </table:table-cell>
          <table:table-cell table:formula="of:=[.C10]*EXP([.N$22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2"/>
          <table:table-cell table:number-columns-repeated="1005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C11]-[.C10]" office:value-type="float" office:value="7" calcext:value-type="float">
            <text:p>7</text:p>
          </table:table-cell>
          <table:table-cell table:formula="of:=[.C11]/[.C2]" office:value-type="float" office:value="4.27272727272727" calcext:value-type="float">
            <text:p>4.3</text:p>
          </table:table-cell>
          <table:table-cell table:formula="of:=[.C11]/[.C3]" office:value-type="float" office:value="3.91666666666667" calcext:value-type="float">
            <text:p>3.9</text:p>
          </table:table-cell>
          <table:table-cell table:formula="of:=[.C11]/[.C4]" office:value-type="float" office:value="3.35714285714286" calcext:value-type="float">
            <text:p>3.4</text:p>
          </table:table-cell>
          <table:table-cell table:formula="of:=SLOPE(LN([.C$2:.C11]); [.B$2:.B11])" office:value-type="float" office:value="0.16826595241626" calcext:value-type="float">
            <text:p>0.168</text:p>
          </table:table-cell>
          <table:table-cell table:formula="of:=RSQ(LN([.C$2:.C11]); [.B$2:.B11])" office:value-type="float" office:value="0.991870165662852" calcext:value-type="float">
            <text:p>0.992</text:p>
          </table:table-cell>
          <table:table-cell table:formula="of:=[.C11]*EXP([.H$22])" office:value-type="float" office:value="57.8613964857083" calcext:value-type="float">
            <text:p>57.9</text:p>
          </table:table-cell>
          <table:table-cell table:formula="of:=SLOPE(LN([.C2:.C11]); [.B2:.B11])" office:value-type="float" office:value="0.16826595241626" calcext:value-type="float">
            <text:p>0.168</text:p>
          </table:table-cell>
          <table:table-cell table:formula="of:=RSQ(LN([.C2:.C11]); [.B2:.B11])" office:value-type="float" office:value="0.991870165662852" calcext:value-type="float">
            <text:p>0.992</text:p>
          </table:table-cell>
          <table:table-cell table:formula="of:=[.C11]*EXP([.K$22])" office:value-type="float" office:value="61.6118966585779" calcext:value-type="float">
            <text:p>61.6</text:p>
          </table:table-cell>
          <table:table-cell table:formula="of:=SLOPE(LN([.C7:.C11]); [.B7:.B11])" office:value-type="float" office:value="0.187488524064222" calcext:value-type="float">
            <text:p>0.187</text:p>
          </table:table-cell>
          <table:table-cell table:formula="of:=RSQ(LN([.C7:.C11]); [.B7:.B11])" office:value-type="float" office:value="0.975802167975439" calcext:value-type="float">
            <text:p>0.976</text:p>
          </table:table-cell>
          <table:table-cell table:formula="of:=[.C11]*EXP([.N$22])" office:value-type="float" office:value="61.6397548931659" calcext:value-type="float">
            <text:p>61.6</text:p>
          </table:table-cell>
          <table:table-cell table:formula="of:=([.I11]*[.J11] + [.L11]*[.M11] + [.O11]*[.P11]) / ([.I11] + [.L11] + [.O11])" office:value-type="float" office:value="60.3641277541111" calcext:value-type="float">
            <text:p>60.4</text:p>
          </table:table-cell>
          <table:table-cell table:style-name="ce4"/>
          <table:table-cell table:style-name="ce2" table:formula="of:=[.Q11]-[.C11]" office:value-type="float" office:value="13.3641277541111" calcext:value-type="float">
            <text:p>13.4</text:p>
          </table:table-cell>
          <table:table-cell table:formula="of:=[.C11]*EXP([.N11]*60)" office:value-type="float" office:value="3610869.08666503" calcext:value-type="float">
            <text:p>3610869</text:p>
          </table:table-cell>
          <table:table-cell table:number-columns-repeated="1004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[.C12]-[.C11]" office:value-type="float" office:value="7" calcext:value-type="float">
            <text:p>7</text:p>
          </table:table-cell>
          <table:table-cell table:formula="of:=[.C12]/[.C3]" office:value-type="float" office:value="4.5" calcext:value-type="float">
            <text:p>4.5</text:p>
          </table:table-cell>
          <table:table-cell table:formula="of:=[.C12]/[.C4]" office:value-type="float" office:value="3.85714285714286" calcext:value-type="float">
            <text:p>3.9</text:p>
          </table:table-cell>
          <table:table-cell table:formula="of:=[.C12]/[.C5]" office:value-type="float" office:value="3.17647058823529" calcext:value-type="float">
            <text:p>3.2</text:p>
          </table:table-cell>
          <table:table-cell table:formula="of:=SLOPE(LN([.C$2:.C12]); [.B$2:.B12])" office:value-type="float" office:value="0.166856066466049" calcext:value-type="float">
            <text:p>0.167</text:p>
          </table:table-cell>
          <table:table-cell table:formula="of:=RSQ(LN([.C$2:.C12]); [.B$2:.B12])" office:value-type="float" office:value="0.99357566757782" calcext:value-type="float">
            <text:p>0.994</text:p>
          </table:table-cell>
          <table:table-cell table:formula="of:=[.C12]*EXP([.H$22])" office:value-type="float" office:value="66.479051281452" calcext:value-type="float">
            <text:p>66.5</text:p>
          </table:table-cell>
          <table:table-cell table:formula="of:=SLOPE(LN([.C3:.C12]); [.B3:.B12])" office:value-type="float" office:value="0.170610973242143" calcext:value-type="float">
            <text:p>0.171</text:p>
          </table:table-cell>
          <table:table-cell table:formula="of:=RSQ(LN([.C3:.C12]); [.B3:.B12])" office:value-type="float" office:value="0.993731199251162" calcext:value-type="float">
            <text:p>0.994</text:p>
          </table:table-cell>
          <table:table-cell table:formula="of:=[.C12]*EXP([.K$22])" office:value-type="float" office:value="70.7881365864512" calcext:value-type="float">
            <text:p>70.8</text:p>
          </table:table-cell>
          <table:table-cell table:formula="of:=SLOPE(LN([.C8:.C12]); [.B8:.B12])" office:value-type="float" office:value="0.158018773603209" calcext:value-type="float">
            <text:p>0.158</text:p>
          </table:table-cell>
          <table:table-cell table:formula="of:=RSQ(LN([.C8:.C12]); [.B8:.B12])" office:value-type="float" office:value="0.981569017632226" calcext:value-type="float">
            <text:p>0.982</text:p>
          </table:table-cell>
          <table:table-cell table:formula="of:=[.C12]*EXP([.N$22])" office:value-type="float" office:value="70.8201439198077" calcext:value-type="float">
            <text:p>70.8</text:p>
          </table:table-cell>
          <table:table-cell table:formula="of:=([.I12]*[.J12] + [.L12]*[.M12] + [.O12]*[.P12]) / ([.I12] + [.L12] + [.O12])" office:value-type="float" office:value="69.3566234255109" calcext:value-type="float">
            <text:p>69.4</text:p>
          </table:table-cell>
          <table:table-cell table:style-name="ce4" table:formula="of:=([.C12]-[.Q11])/[.Q11]" office:value-type="percentage" office:value="-0.105428969006807" calcext:value-type="percentage">
            <text:p>-10.5%</text:p>
          </table:table-cell>
          <table:table-cell table:style-name="ce2" table:formula="of:=[.Q12]-[.C12]" office:value-type="float" office:value="15.3566234255109" calcext:value-type="float">
            <text:p>15.4</text:p>
          </table:table-cell>
          <table:table-cell table:formula="of:=[.C12]*EXP([.N12]*60)" office:value-type="float" office:value="707937.054575596" calcext:value-type="float">
            <text:p>707937</text:p>
          </table:table-cell>
          <table:table-cell table:number-columns-repeated="1004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C13]-[.C12]" office:value-type="float" office:value="9" calcext:value-type="float">
            <text:p>9</text:p>
          </table:table-cell>
          <table:table-cell table:formula="of:=[.C13]/[.C4]" office:value-type="float" office:value="4.5" calcext:value-type="float">
            <text:p>4.5</text:p>
          </table:table-cell>
          <table:table-cell table:formula="of:=[.C13]/[.C5]" office:value-type="float" office:value="3.70588235294118" calcext:value-type="float">
            <text:p>3.7</text:p>
          </table:table-cell>
          <table:table-cell table:formula="of:=[.C13]/[.C6]" office:value-type="float" office:value="3" calcext:value-type="float">
            <text:p>3.0</text:p>
          </table:table-cell>
          <table:table-cell table:formula="of:=SLOPE(LN([.C$2:.C13]); [.B$2:.B13])" office:value-type="float" office:value="0.165554002008666" calcext:value-type="float">
            <text:p>0.166</text:p>
          </table:table-cell>
          <table:table-cell table:formula="of:=RSQ(LN([.C$2:.C13]); [.B$2:.B13])" office:value-type="float" office:value="0.994769027693186" calcext:value-type="float">
            <text:p>0.995</text:p>
          </table:table-cell>
          <table:table-cell table:formula="of:=[.C13]*EXP([.H$22])" office:value-type="float" office:value="77.5588931616941" calcext:value-type="float">
            <text:p>77.6</text:p>
          </table:table-cell>
          <table:table-cell table:formula="of:=SLOPE(LN([.C4:.C13]); [.B4:.B13])" office:value-type="float" office:value="0.167879046903175" calcext:value-type="float">
            <text:p>0.168</text:p>
          </table:table-cell>
          <table:table-cell table:formula="of:=RSQ(LN([.C4:.C13]); [.B4:.B13])" office:value-type="float" office:value="0.992872381507572" calcext:value-type="float">
            <text:p>0.993</text:p>
          </table:table-cell>
          <table:table-cell table:formula="of:=[.C13]*EXP([.K$22])" office:value-type="float" office:value="82.5861593508598" calcext:value-type="float">
            <text:p>82.6</text:p>
          </table:table-cell>
          <table:table-cell table:formula="of:=SLOPE(LN([.C9:.C13]); [.B9:.B13])" office:value-type="float" office:value="0.141933616832118" calcext:value-type="float">
            <text:p>0.142</text:p>
          </table:table-cell>
          <table:table-cell table:formula="of:=RSQ(LN([.C9:.C13]); [.B9:.B13])" office:value-type="float" office:value="0.996238241660351" calcext:value-type="float">
            <text:p>0.996</text:p>
          </table:table-cell>
          <table:table-cell table:formula="of:=[.C13]*EXP([.N$22])" office:value-type="float" office:value="82.6235012397756" calcext:value-type="float">
            <text:p>82.6</text:p>
          </table:table-cell>
          <table:table-cell table:formula="of:=([.I13]*[.J13] + [.L13]*[.M13] + [.O13]*[.P13]) / ([.I13] + [.L13] + [.O13])" office:value-type="float" office:value="80.9226313731932" calcext:value-type="float">
            <text:p>80.9</text:p>
          </table:table-cell>
          <table:table-cell table:style-name="ce4" table:formula="of:=([.C13]-[.Q12])/[.Q12]" office:value-type="percentage" office:value="-0.0916512816160651" calcext:value-type="percentage">
            <text:p>-9.2%</text:p>
          </table:table-cell>
          <table:table-cell table:style-name="ce2" table:formula="of:=[.Q13]-[.C13]" office:value-type="float" office:value="17.9226313731932" calcext:value-type="float">
            <text:p>17.9</text:p>
          </table:table-cell>
          <table:table-cell table:formula="of:=[.C13]*EXP([.N13]*60)" office:value-type="float" office:value="314629.720631479" calcext:value-type="float">
            <text:p>314630</text:p>
          </table:table-cell>
          <table:table-cell table:number-columns-repeated="1004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formula="of:=[.C14]-[.C13]" office:value-type="float" office:value="22" calcext:value-type="float">
            <text:p>22</text:p>
          </table:table-cell>
          <table:table-cell table:formula="of:=[.C14]/[.C5]" office:value-type="float" office:value="5" calcext:value-type="float">
            <text:p>5.0</text:p>
          </table:table-cell>
          <table:table-cell table:formula="of:=[.C14]/[.C6]" office:value-type="float" office:value="4.04761904761905" calcext:value-type="float">
            <text:p>4.0</text:p>
          </table:table-cell>
          <table:table-cell table:formula="of:=[.C14]/[.C7]" office:value-type="float" office:value="3.86363636363636" calcext:value-type="float">
            <text:p>3.9</text:p>
          </table:table-cell>
          <table:table-cell table:formula="of:=SLOPE(LN([.C$2:.C14]); [.B$2:.B14])" office:value-type="float" office:value="0.169183387053878" calcext:value-type="float">
            <text:p>0.169</text:p>
          </table:table-cell>
          <table:table-cell table:formula="of:=RSQ(LN([.C$2:.C14]); [.B$2:.B14])" office:value-type="float" office:value="0.994387961235366" calcext:value-type="float">
            <text:p>0.994</text:p>
          </table:table-cell>
          <table:table-cell table:formula="of:=[.C14]*EXP([.H$22])" office:value-type="float" office:value="104.642951091175" calcext:value-type="float">
            <text:p>104.6</text:p>
          </table:table-cell>
          <table:table-cell table:formula="of:=SLOPE(LN([.C5:.C14]); [.B5:.B14])" office:value-type="float" office:value="0.171661363568945" calcext:value-type="float">
            <text:p>0.172</text:p>
          </table:table-cell>
          <table:table-cell table:formula="of:=RSQ(LN([.C5:.C14]); [.B5:.B14])" office:value-type="float" office:value="0.990506713677352" calcext:value-type="float">
            <text:p>0.991</text:p>
          </table:table-cell>
          <table:table-cell table:formula="of:=[.C14]*EXP([.K$22])" office:value-type="float" office:value="111.425770552747" calcext:value-type="float">
            <text:p>111.4</text:p>
          </table:table-cell>
          <table:table-cell table:formula="of:=SLOPE(LN([.C10:.C14]); [.B10:.B14])" office:value-type="float" office:value="0.180053072943423" calcext:value-type="float">
            <text:p>0.180</text:p>
          </table:table-cell>
          <table:table-cell table:formula="of:=RSQ(LN([.C10:.C14]); [.B10:.B14])" office:value-type="float" office:value="0.972930874909312" calcext:value-type="float">
            <text:p>0.973</text:p>
          </table:table-cell>
          <table:table-cell table:formula="of:=[.C14]*EXP([.N$22])" office:value-type="float" office:value="111.476152466364" calcext:value-type="float">
            <text:p>111.5</text:p>
          </table:table-cell>
          <table:table-cell table:formula="of:=([.I14]*[.J14] + [.L14]*[.M14] + [.O14]*[.P14]) / ([.I14] + [.L14] + [.O14])" office:value-type="float" office:value="109.162034648198" calcext:value-type="float">
            <text:p>109.2</text:p>
          </table:table-cell>
          <table:table-cell table:style-name="ce4" table:formula="of:=([.C14]-[.Q13])/[.Q13]" office:value-type="percentage" office:value="0.0503860113990002" calcext:value-type="percentage">
            <text:p>5.0%</text:p>
          </table:table-cell>
          <table:table-cell table:style-name="ce2" table:formula="of:=[.Q14]-[.C14]" office:value-type="float" office:value="24.1620346481977" calcext:value-type="float">
            <text:p>24.2</text:p>
          </table:table-cell>
          <table:table-cell table:formula="of:=[.C14]*EXP([.N14]*60)" office:value-type="float" office:value="4180057.80392588" calcext:value-type="float">
            <text:p>4180058</text:p>
          </table:table-cell>
          <table:table-cell table:number-columns-repeated="1004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formula="of:=[.C15]-[.C14]" office:value-type="float" office:value="23" calcext:value-type="float">
            <text:p>23</text:p>
          </table:table-cell>
          <table:table-cell table:formula="of:=[.C15]/[.C6]" office:value-type="float" office:value="5.14285714285714" calcext:value-type="float">
            <text:p>5.1</text:p>
          </table:table-cell>
          <table:table-cell table:formula="of:=[.C15]/[.C7]" office:value-type="float" office:value="4.90909090909091" calcext:value-type="float">
            <text:p>4.9</text:p>
          </table:table-cell>
          <table:table-cell table:formula="of:=[.C15]/[.C8]" office:value-type="float" office:value="3.85714285714286" calcext:value-type="float">
            <text:p>3.9</text:p>
          </table:table-cell>
          <table:table-cell table:formula="of:=SLOPE(LN([.C$2:.C15]); [.B$2:.B15])" office:value-type="float" office:value="0.173473188613155" calcext:value-type="float">
            <text:p>0.173</text:p>
          </table:table-cell>
          <table:table-cell table:formula="of:=RSQ(LN([.C$2:.C15]); [.B$2:.B15])" office:value-type="float" office:value="0.993304626014378" calcext:value-type="float">
            <text:p>0.993</text:p>
          </table:table-cell>
          <table:table-cell table:formula="of:=[.C15]*EXP([.H$22])" office:value-type="float" office:value="132.958102562904" calcext:value-type="float">
            <text:p>133.0</text:p>
          </table:table-cell>
          <table:table-cell table:formula="of:=SLOPE(LN([.C6:.C15]); [.B6:.B15])" office:value-type="float" office:value="0.179588213815354" calcext:value-type="float">
            <text:p>0.180</text:p>
          </table:table-cell>
          <table:table-cell table:formula="of:=RSQ(LN([.C6:.C15]); [.B6:.B15])" office:value-type="float" office:value="0.986862750630949" calcext:value-type="float">
            <text:p>0.987</text:p>
          </table:table-cell>
          <table:table-cell table:formula="of:=[.C15]*EXP([.K$22])" office:value-type="float" office:value="141.576273172902" calcext:value-type="float">
            <text:p>141.6</text:p>
          </table:table-cell>
          <table:table-cell table:formula="of:=SLOPE(LN([.C11:.C15]); [.B11:.B15])" office:value-type="float" office:value="0.211763446075437" calcext:value-type="float">
            <text:p>0.212</text:p>
          </table:table-cell>
          <table:table-cell table:formula="of:=RSQ(LN([.C11:.C15]); [.B11:.B15])" office:value-type="float" office:value="0.97657040968943" calcext:value-type="float">
            <text:p>0.977</text:p>
          </table:table-cell>
          <table:table-cell table:formula="of:=[.C15]*EXP([.N$22])" office:value-type="float" office:value="141.640287839615" calcext:value-type="float">
            <text:p>141.6</text:p>
          </table:table-cell>
          <table:table-cell table:formula="of:=([.I15]*[.J15] + [.L15]*[.M15] + [.O15]*[.P15]) / ([.I15] + [.L15] + [.O15])" office:value-type="float" office:value="138.702175258414" calcext:value-type="float">
            <text:p>138.7</text:p>
          </table:table-cell>
          <table:table-cell table:style-name="ce4" table:formula="of:=([.C15]-[.Q14])/[.Q14]" office:value-type="percentage" office:value="-0.0106450438739313" calcext:value-type="percentage">
            <text:p>-1.1%</text:p>
          </table:table-cell>
          <table:table-cell table:style-name="ce2" table:formula="of:=[.Q15]-[.C15]" office:value-type="float" office:value="30.7021752584137" calcext:value-type="float">
            <text:p>30.7</text:p>
          </table:table-cell>
          <table:table-cell table:formula="of:=[.C15]*EXP([.N15]*60)" office:value-type="float" office:value="35602912.0505774" calcext:value-type="float">
            <text:p>35602912</text:p>
          </table:table-cell>
          <table:table-cell table:number-columns-repeated="1004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formula="of:=[.C16]-[.C15]" office:value-type="float" office:value="10" calcext:value-type="float">
            <text:p>10</text:p>
          </table:table-cell>
          <table:table-cell table:formula="of:=[.C16]/[.C7]" office:value-type="float" office:value="5.36363636363636" calcext:value-type="float">
            <text:p>5.4</text:p>
          </table:table-cell>
          <table:table-cell table:formula="of:=[.C16]/[.C8]" office:value-type="float" office:value="4.21428571428571" calcext:value-type="float">
            <text:p>4.2</text:p>
          </table:table-cell>
          <table:table-cell table:formula="of:=[.C16]/[.C9]" office:value-type="float" office:value="3.27777777777778" calcext:value-type="float">
            <text:p>3.3</text:p>
          </table:table-cell>
          <table:table-cell table:formula="of:=SLOPE(LN([.C$2:.C16]); [.B$2:.B16])" office:value-type="float" office:value="0.174138564844892" calcext:value-type="float">
            <text:p>0.174</text:p>
          </table:table-cell>
          <table:table-cell table:formula="of:=RSQ(LN([.C$2:.C16]); [.B$2:.B16])" office:value-type="float" office:value="0.994531911489247" calcext:value-type="float">
            <text:p>0.995</text:p>
          </table:table-cell>
          <table:table-cell table:formula="of:=[.C16]*EXP([.H$22])" office:value-type="float" office:value="145.269037985395" calcext:value-type="float">
            <text:p>145.3</text:p>
          </table:table-cell>
          <table:table-cell table:formula="of:=SLOPE(LN([.C7:.C16]); [.B7:.B16])" office:value-type="float" office:value="0.184021396427075" calcext:value-type="float">
            <text:p>0.184</text:p>
          </table:table-cell>
          <table:table-cell table:formula="of:=RSQ(LN([.C7:.C16]); [.B7:.B16])" office:value-type="float" office:value="0.989831778794303" calcext:value-type="float">
            <text:p>0.990</text:p>
          </table:table-cell>
          <table:table-cell table:formula="of:=[.C16]*EXP([.K$22])" office:value-type="float" office:value="154.685187355579" calcext:value-type="float">
            <text:p>154.7</text:p>
          </table:table-cell>
          <table:table-cell table:formula="of:=SLOPE(LN([.C12:.C16]); [.B12:.B16])" office:value-type="float" office:value="0.210239765653547" calcext:value-type="float">
            <text:p>0.210</text:p>
          </table:table-cell>
          <table:table-cell table:formula="of:=RSQ(LN([.C12:.C16]); [.B12:.B16])" office:value-type="float" office:value="0.974473754889323" calcext:value-type="float">
            <text:p>0.974</text:p>
          </table:table-cell>
          <table:table-cell table:formula="of:=[.C16]*EXP([.N$22])" office:value-type="float" office:value="154.755129306246" calcext:value-type="float">
            <text:p>154.8</text:p>
          </table:table-cell>
          <table:table-cell table:formula="of:=([.I16]*[.J16] + [.L16]*[.M16] + [.O16]*[.P16]) / ([.I16] + [.L16] + [.O16])" office:value-type="float" office:value="151.543242382606" calcext:value-type="float">
            <text:p>151.5</text:p>
          </table:table-cell>
          <table:table-cell table:style-name="ce4" table:formula="of:=([.C16]-[.Q15])/[.Q15]" office:value-type="percentage" office:value="-0.149256312814445" calcext:value-type="percentage">
            <text:p>-14.9%</text:p>
          </table:table-cell>
          <table:table-cell table:style-name="ce2" table:formula="of:=[.Q16]-[.C16]" office:value-type="float" office:value="33.5432423826056" calcext:value-type="float">
            <text:p>33.5</text:p>
          </table:table-cell>
          <table:table-cell table:formula="of:=[.C16]*EXP([.N16]*60)" office:value-type="float" office:value="35500969.4910035" calcext:value-type="float">
            <text:p>35500969</text:p>
          </table:table-cell>
          <table:table-cell table:number-columns-repeated="1004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formula="of:=[.C17]-[.C16]" office:value-type="float" office:value="82" calcext:value-type="float">
            <text:p>82</text:p>
          </table:table-cell>
          <table:table-cell table:formula="of:=[.C17]/[.C8]" office:value-type="float" office:value="7.14285714285714" calcext:value-type="float">
            <text:p>7.1</text:p>
          </table:table-cell>
          <table:table-cell table:formula="of:=[.C17]/[.C9]" office:value-type="float" office:value="5.55555555555556" calcext:value-type="float">
            <text:p>5.6</text:p>
          </table:table-cell>
          <table:table-cell table:formula="of:=[.C17]/[.C10]" office:value-type="float" office:value="5" calcext:value-type="float">
            <text:p>5.0</text:p>
          </table:table-cell>
          <table:table-cell table:formula="of:=SLOPE(LN([.C$2:.C17]); [.B$2:.B17])" office:value-type="float" office:value="0.182381445497837" calcext:value-type="float">
            <text:p>0.182</text:p>
          </table:table-cell>
          <table:table-cell table:formula="of:=RSQ(LN([.C$2:.C17]); [.B$2:.B17])" office:value-type="float" office:value="0.986523805391332" calcext:value-type="float">
            <text:p>0.987</text:p>
          </table:table-cell>
          <table:table-cell table:formula="of:=[.C17]*EXP([.H$22])" office:value-type="float" office:value="246.218708449822" calcext:value-type="float">
            <text:p>246.2</text:p>
          </table:table-cell>
          <table:table-cell table:formula="of:=SLOPE(LN([.C8:.C17]); [.B8:.B17])" office:value-type="float" office:value="0.199412703143284" calcext:value-type="float">
            <text:p>0.199</text:p>
          </table:table-cell>
          <table:table-cell table:formula="of:=RSQ(LN([.C8:.C17]); [.B8:.B17])" office:value-type="float" office:value="0.969739056336836" calcext:value-type="float">
            <text:p>0.970</text:p>
          </table:table-cell>
          <table:table-cell table:formula="of:=[.C17]*EXP([.K$22])" office:value-type="float" office:value="262.178283653523" calcext:value-type="float">
            <text:p>262.2</text:p>
          </table:table-cell>
          <table:table-cell table:formula="of:=SLOPE(LN([.C13:.C17]); [.B13:.B17])" office:value-type="float" office:value="0.263839864828836" calcext:value-type="float">
            <text:p>0.264</text:p>
          </table:table-cell>
          <table:table-cell table:formula="of:=RSQ(LN([.C13:.C17]); [.B13:.B17])" office:value-type="float" office:value="0.947988035147756" calcext:value-type="float">
            <text:p>0.948</text:p>
          </table:table-cell>
          <table:table-cell table:formula="of:=[.C17]*EXP([.N$22])" office:value-type="float" office:value="262.296829332621" calcext:value-type="float">
            <text:p>262.3</text:p>
          </table:table-cell>
          <table:table-cell table:formula="of:=([.I17]*[.J17] + [.L17]*[.M17] + [.O17]*[.P17]) / ([.I17] + [.L17] + [.O17])" office:value-type="float" office:value="256.795786916139" calcext:value-type="float">
            <text:p>256.8</text:p>
          </table:table-cell>
          <table:table-cell table:style-name="ce4" table:formula="of:=([.C17]-[.Q16])/[.Q16]" office:value-type="percentage" office:value="0.319755317726766" calcext:value-type="percentage">
            <text:p>32.0%</text:p>
          </table:table-cell>
          <table:table-cell table:style-name="ce2" table:formula="of:=[.Q17]-[.C17]" office:value-type="float" office:value="56.7957869161385" calcext:value-type="float">
            <text:p>56.8</text:p>
          </table:table-cell>
          <table:table-cell table:formula="of:=[.C17]*EXP([.N17]*60)" office:value-type="float" office:value="1499967467.18819" calcext:value-type="float">
            <text:p>1499967467</text:p>
          </table:table-cell>
          <table:table-cell table:number-columns-repeated="1004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table:formula="of:=[.C18]-[.C17]" office:value-type="float" office:value="44" calcext:value-type="float">
            <text:p>44</text:p>
          </table:table-cell>
          <table:table-cell table:formula="of:=[.C18]/[.C9]" office:value-type="float" office:value="6.77777777777778" calcext:value-type="float">
            <text:p>6.8</text:p>
          </table:table-cell>
          <table:table-cell table:formula="of:=[.C18]/[.C10]" office:value-type="float" office:value="6.1" calcext:value-type="float">
            <text:p>6.1</text:p>
          </table:table-cell>
          <table:table-cell table:formula="of:=[.C18]/[.C11]" office:value-type="float" office:value="5.19148936170213" calcext:value-type="float">
            <text:p>5.2</text:p>
          </table:table-cell>
          <table:table-cell table:formula="of:=SLOPE(LN([.C$2:.C18]); [.B$2:.B18])" office:value-type="float" office:value="0.188361254048825" calcext:value-type="float">
            <text:p>0.188</text:p>
          </table:table-cell>
          <table:table-cell table:formula="of:=RSQ(LN([.C$2:.C18]); [.B$2:.B18])" office:value-type="float" office:value="0.984531568305282" calcext:value-type="float">
            <text:p>0.985</text:p>
          </table:table-cell>
          <table:table-cell table:formula="of:=[.C18]*EXP([.H$22])" office:value-type="float" office:value="300.386824308783" calcext:value-type="float">
            <text:p>300.4</text:p>
          </table:table-cell>
          <table:table-cell table:formula="of:=SLOPE(LN([.C9:.C18]); [.B9:.B18])" office:value-type="float" office:value="0.214973043358359" calcext:value-type="float">
            <text:p>0.215</text:p>
          </table:table-cell>
          <table:table-cell table:formula="of:=RSQ(LN([.C9:.C18]); [.B9:.B18])" office:value-type="float" office:value="0.967945156431398" calcext:value-type="float">
            <text:p>0.968</text:p>
          </table:table-cell>
          <table:table-cell table:formula="of:=[.C18]*EXP([.K$22])" office:value-type="float" office:value="319.857506057298" calcext:value-type="float">
            <text:p>319.9</text:p>
          </table:table-cell>
          <table:table-cell table:formula="of:=SLOPE(LN([.C14:.C18]); [.B14:.B18])" office:value-type="float" office:value="0.272522007702959" calcext:value-type="float">
            <text:p>0.273</text:p>
          </table:table-cell>
          <table:table-cell table:formula="of:=RSQ(LN([.C14:.C18]); [.B14:.B18])" office:value-type="float" office:value="0.95053477510624" calcext:value-type="float">
            <text:p>0.951</text:p>
          </table:table-cell>
          <table:table-cell table:formula="of:=[.C18]*EXP([.N$22])" office:value-type="float" office:value="320.002131785798" calcext:value-type="float">
            <text:p>320.0</text:p>
          </table:table-cell>
          <table:table-cell table:formula="of:=([.I18]*[.J18] + [.L18]*[.M18] + [.O18]*[.P18]) / ([.I18] + [.L18] + [.O18])" office:value-type="float" office:value="313.301545443792" calcext:value-type="float">
            <text:p>313.3</text:p>
          </table:table-cell>
          <table:table-cell table:style-name="ce4" table:formula="of:=([.C18]-[.Q17])/[.Q17]" office:value-type="percentage" office:value="-0.0498286481635979" calcext:value-type="percentage">
            <text:p>-5.0%</text:p>
          </table:table-cell>
          <table:table-cell table:style-name="ce2" table:formula="of:=[.Q18]-[.C18]" office:value-type="float" office:value="69.3015454437923" calcext:value-type="float">
            <text:p>69.3</text:p>
          </table:table-cell>
          <table:table-cell table:formula="of:=[.C18]*EXP([.N18]*60)" office:value-type="float" office:value="3080903353.34892" calcext:value-type="float">
            <text:p>3080903353</text:p>
          </table:table-cell>
          <table:table-cell table:number-columns-repeated="1004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table:formula="of:=[.C19]-[.C18]" office:value-type="float" office:value="63" calcext:value-type="float">
            <text:p>63</text:p>
          </table:table-cell>
          <table:table-cell table:formula="of:=[.C19]/[.C10]" office:value-type="float" office:value="7.675" calcext:value-type="float">
            <text:p>7.7</text:p>
          </table:table-cell>
          <table:table-cell table:formula="of:=[.C19]/[.C11]" office:value-type="float" office:value="6.53191489361702" calcext:value-type="float">
            <text:p>6.5</text:p>
          </table:table-cell>
          <table:table-cell table:formula="of:=[.C19]/[.C12]" office:value-type="float" office:value="5.68518518518519" calcext:value-type="float">
            <text:p>5.7</text:p>
          </table:table-cell>
          <table:table-cell table:formula="of:=SLOPE(LN([.C$2:.C19]); [.B$2:.B19])" office:value-type="float" office:value="0.19328249282575" calcext:value-type="float">
            <text:p>0.193</text:p>
          </table:table-cell>
          <table:table-cell table:formula="of:=RSQ(LN([.C$2:.C19]); [.B$2:.B19])" office:value-type="float" office:value="0.984229646824996" calcext:value-type="float">
            <text:p>0.984</text:p>
          </table:table-cell>
          <table:table-cell table:formula="of:=[.C19]*EXP([.H$22])" office:value-type="float" office:value="377.945717470477" calcext:value-type="float">
            <text:p>377.9</text:p>
          </table:table-cell>
          <table:table-cell table:formula="of:=SLOPE(LN([.C10:.C19]); [.B10:.B19])" office:value-type="float" office:value="0.233573668309797" calcext:value-type="float">
            <text:p>0.234</text:p>
          </table:table-cell>
          <table:table-cell table:formula="of:=RSQ(LN([.C10:.C19]); [.B10:.B19])" office:value-type="float" office:value="0.979169426568194" calcext:value-type="float">
            <text:p>0.979</text:p>
          </table:table-cell>
          <table:table-cell table:formula="of:=[.C19]*EXP([.K$22])" office:value-type="float" office:value="402.443665408158" calcext:value-type="float">
            <text:p>402.4</text:p>
          </table:table-cell>
          <table:table-cell table:formula="of:=SLOPE(LN([.C15:.C19]); [.B15:.B19])" office:value-type="float" office:value="0.281591664175349" calcext:value-type="float">
            <text:p>0.282</text:p>
          </table:table-cell>
          <table:table-cell table:formula="of:=RSQ(LN([.C15:.C19]); [.B15:.B19])" office:value-type="float" office:value="0.957747853282101" calcext:value-type="float">
            <text:p>0.958</text:p>
          </table:table-cell>
          <table:table-cell table:formula="of:=[.C19]*EXP([.N$22])" office:value-type="float" office:value="402.625633025573" calcext:value-type="float">
            <text:p>402.6</text:p>
          </table:table-cell>
          <table:table-cell table:formula="of:=([.I19]*[.J19] + [.L19]*[.M19] + [.O19]*[.P19]) / ([.I19] + [.L19] + [.O19])" office:value-type="float" office:value="394.249169152902" calcext:value-type="float">
            <text:p>394.2</text:p>
          </table:table-cell>
          <table:table-cell table:style-name="ce4" table:formula="of:=([.C19]-[.Q18])/[.Q18]" office:value-type="percentage" office:value="-0.0201133557603942" calcext:value-type="percentage">
            <text:p>-2.0%</text:p>
          </table:table-cell>
          <table:table-cell table:style-name="ce2" table:formula="of:=[.Q19]-[.C19]" office:value-type="float" office:value="87.2491691529016" calcext:value-type="float">
            <text:p>87.2</text:p>
          </table:table-cell>
          <table:table-cell table:formula="of:=[.C19]*EXP([.N19]*60)" office:value-type="float" office:value="6679758012.11922" calcext:value-type="float">
            <text:p>6679758012</text:p>
          </table:table-cell>
          <table:table-cell table:number-columns-repeated="1004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417" calcext:value-type="float">
            <text:p>417</text:p>
          </table:table-cell>
          <table:table-cell table:formula="of:=[.C20]-[.C19]" office:value-type="float" office:value="110" calcext:value-type="float">
            <text:p>110</text:p>
          </table:table-cell>
          <table:table-cell table:formula="of:=[.C20]/[.C11]" office:value-type="float" office:value="8.87234042553192" calcext:value-type="float">
            <text:p>8.9</text:p>
          </table:table-cell>
          <table:table-cell table:formula="of:=[.C20]/[.C12]" office:value-type="float" office:value="7.72222222222222" calcext:value-type="float">
            <text:p>7.7</text:p>
          </table:table-cell>
          <table:table-cell table:formula="of:=[.C20]/[.C13]" office:value-type="float" office:value="6.61904761904762" calcext:value-type="float">
            <text:p>6.6</text:p>
          </table:table-cell>
          <table:table-cell table:formula="of:=SLOPE(LN([.C$2:.C20]); [.B$2:.B20])" office:value-type="float" office:value="0.198588579235325" calcext:value-type="float">
            <text:p>0.199</text:p>
          </table:table-cell>
          <table:table-cell table:formula="of:=RSQ(LN([.C$2:.C20]); [.B$2:.B20])" office:value-type="float" office:value="0.983335449125924" calcext:value-type="float">
            <text:p>0.983</text:p>
          </table:table-cell>
          <table:table-cell table:formula="of:=[.C20]*EXP([.H$22])" office:value-type="float" office:value="513.36600711788" calcext:value-type="float">
            <text:p>513.4</text:p>
          </table:table-cell>
          <table:table-cell table:formula="of:=SLOPE(LN([.C11:.C20]); [.B11:.B20])" office:value-type="float" office:value="0.249922501272619" calcext:value-type="float">
            <text:p>0.250</text:p>
          </table:table-cell>
          <table:table-cell table:formula="of:=RSQ(LN([.C11:.C20]); [.B11:.B20])" office:value-type="float" office:value="0.985468594194641" calcext:value-type="float">
            <text:p>0.985</text:p>
          </table:table-cell>
          <table:table-cell table:formula="of:=[.C20]*EXP([.K$22])" office:value-type="float" office:value="546.641721417596" calcext:value-type="float">
            <text:p>546.6</text:p>
          </table:table-cell>
          <table:table-cell table:formula="of:=SLOPE(LN([.C16:.C20]); [.B16:.B20])" office:value-type="float" office:value="0.295333357570543" calcext:value-type="float">
            <text:p>0.295</text:p>
          </table:table-cell>
          <table:table-cell table:formula="of:=RSQ(LN([.C16:.C20]); [.B16:.B20])" office:value-type="float" office:value="0.966791720109772" calcext:value-type="float">
            <text:p>0.967</text:p>
          </table:table-cell>
          <table:table-cell table:formula="of:=[.C20]*EXP([.N$22])" office:value-type="float" office:value="546.888889158515" calcext:value-type="float">
            <text:p>546.9</text:p>
          </table:table-cell>
          <table:table-cell table:formula="of:=([.I20]*[.J20] + [.L20]*[.M20] + [.O20]*[.P20]) / ([.I20] + [.L20] + [.O20])" office:value-type="float" office:value="535.576768216225" calcext:value-type="float">
            <text:p>535.6</text:p>
          </table:table-cell>
          <table:table-cell table:style-name="ce4" table:formula="of:=([.C20]-[.Q19])/[.Q19]" office:value-type="percentage" office:value="0.0577067312430402" calcext:value-type="percentage">
            <text:p>5.8%</text:p>
          </table:table-cell>
          <table:table-cell table:style-name="ce2" table:formula="of:=[.Q20]-[.C20]" office:value-type="float" office:value="118.576768216225" calcext:value-type="float">
            <text:p>118.6</text:p>
          </table:table-cell>
          <table:table-cell table:formula="of:=[.C20]*EXP([.N20]*60)" office:value-type="float" office:value="20693545479.9524" calcext:value-type="float">
            <text:p>20693545480</text:p>
          </table:table-cell>
          <table:table-cell table:number-columns-repeated="1004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table:formula="of:=[.C21]-[.C20]" office:value-type="float" office:value="135" calcext:value-type="float">
            <text:p>135</text:p>
          </table:table-cell>
          <table:table-cell table:formula="of:=[.C21]/[.C12]" office:value-type="float" office:value="10.2222222222222" calcext:value-type="float">
            <text:p>10.2</text:p>
          </table:table-cell>
          <table:table-cell table:formula="of:=[.C21]/[.C13]" office:value-type="float" office:value="8.76190476190476" calcext:value-type="float">
            <text:p>8.8</text:p>
          </table:table-cell>
          <table:table-cell table:formula="of:=[.C21]/[.C14]" office:value-type="float" office:value="6.49411764705882" calcext:value-type="float">
            <text:p>6.5</text:p>
          </table:table-cell>
          <table:table-cell table:formula="of:=SLOPE(LN([.C$2:.C21]); [.B$2:.B21])" office:value-type="float" office:value="0.203624059980058" calcext:value-type="float">
            <text:p>0.204</text:p>
          </table:table-cell>
          <table:table-cell table:formula="of:=RSQ(LN([.C$2:.C21]); [.B$2:.B21])" office:value-type="float" office:value="0.98281484496659" calcext:value-type="float">
            <text:p>0.983</text:p>
          </table:table-cell>
          <table:table-cell table:formula="of:=[.C21]*EXP([.H$22])" office:value-type="float" office:value="679.56363532151" calcext:value-type="float">
            <text:p>679.6</text:p>
          </table:table-cell>
          <table:table-cell table:formula="of:=SLOPE(LN([.C12:.C21]); [.B12:.B21])" office:value-type="float" office:value="0.263905834286909" calcext:value-type="float">
            <text:p>0.264</text:p>
          </table:table-cell>
          <table:table-cell table:formula="of:=RSQ(LN([.C12:.C21]); [.B12:.B21])" office:value-type="float" office:value="0.991101514609914" calcext:value-type="float">
            <text:p>0.991</text:p>
          </table:table-cell>
          <table:table-cell table:formula="of:=[.C21]*EXP([.K$22])" office:value-type="float" office:value="723.612062883724" calcext:value-type="float">
            <text:p>723.6</text:p>
          </table:table-cell>
          <table:table-cell table:formula="of:=SLOPE(LN([.C17:.C21]); [.B17:.B21])" office:value-type="float" office:value="0.256637935596372" calcext:value-type="float">
            <text:p>0.257</text:p>
          </table:table-cell>
          <table:table-cell table:formula="of:=RSQ(LN([.C17:.C21]); [.B17:.B21])" office:value-type="float" office:value="0.99285409229748" calcext:value-type="float">
            <text:p>0.993</text:p>
          </table:table-cell>
          <table:table-cell table:formula="of:=[.C21]*EXP([.N$22])" office:value-type="float" office:value="723.939248958034" calcext:value-type="float">
            <text:p>723.9</text:p>
          </table:table-cell>
          <table:table-cell table:formula="of:=([.I21]*[.J21] + [.L21]*[.M21] + [.O21]*[.P21]) / ([.I21] + [.L21] + [.O21])" office:value-type="float" office:value="709.12944578552" calcext:value-type="float">
            <text:p>709.1</text:p>
          </table:table-cell>
          <table:table-cell table:style-name="ce4" table:formula="of:=([.C21]-[.Q20])/[.Q20]" office:value-type="percentage" office:value="0.0306645709045105" calcext:value-type="percentage">
            <text:p>3.1%</text:p>
          </table:table-cell>
          <table:table-cell table:style-name="ce2" table:formula="of:=[.Q21]-[.C21]" office:value-type="float" office:value="157.129445785519" calcext:value-type="float">
            <text:p>157.1</text:p>
          </table:table-cell>
          <table:table-cell table:formula="of:=[.C21]*EXP([.N21]*60)" office:value-type="float" office:value="2687357436.36552" calcext:value-type="float">
            <text:p>2687357436</text:p>
          </table:table-cell>
          <table:table-cell table:number-columns-repeated="1004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706" calcext:value-type="float">
            <text:p>706</text:p>
          </table:table-cell>
          <table:table-cell table:formula="of:=[.C22]-[.C21]" office:value-type="float" office:value="154" calcext:value-type="float">
            <text:p>154</text:p>
          </table:table-cell>
          <table:table-cell table:formula="of:=[.C22]/[.C13]" office:value-type="float" office:value="11.2063492063492" calcext:value-type="float">
            <text:p>11.2</text:p>
          </table:table-cell>
          <table:table-cell table:formula="of:=[.C22]/[.C14]" office:value-type="float" office:value="8.30588235294118" calcext:value-type="float">
            <text:p>8.3</text:p>
          </table:table-cell>
          <table:table-cell table:formula="of:=[.C22]/[.C15]" office:value-type="float" office:value="6.53703703703704" calcext:value-type="float">
            <text:p>6.5</text:p>
          </table:table-cell>
          <table:table-cell table:formula="of:=SLOPE(LN([.C$2:.C22]); [.B$2:.B22])" office:value-type="float" office:value="0.20790283314481" calcext:value-type="float">
            <text:p>0.208</text:p>
          </table:table-cell>
          <table:table-cell table:formula="of:=RSQ(LN([.C$2:.C22]); [.B$2:.B22])" office:value-type="float" office:value="0.983121170460999" calcext:value-type="float">
            <text:p>0.983</text:p>
          </table:table-cell>
          <table:table-cell table:formula="of:=[.C22]*EXP([.H$22])" office:value-type="float" office:value="869.152040827873" calcext:value-type="float">
            <text:p>869.2</text:p>
          </table:table-cell>
          <table:table-cell table:formula="of:=SLOPE(LN([.C13:.C22]); [.B13:.B22])" office:value-type="float" office:value="0.270707377757003" calcext:value-type="float">
            <text:p>0.271</text:p>
          </table:table-cell>
          <table:table-cell table:formula="of:=RSQ(LN([.C13:.C22]); [.B13:.B22])" office:value-type="float" office:value="0.993412254830034" calcext:value-type="float">
            <text:p>0.993</text:p>
          </table:table-cell>
          <table:table-cell table:formula="of:=[.C22]*EXP([.K$22])" office:value-type="float" office:value="925.489341296936" calcext:value-type="float">
            <text:p>925.5</text:p>
          </table:table-cell>
          <table:table-cell table:formula="of:=SLOPE(LN([.C18:.C22]); [.B18:.B22])" office:value-type="float" office:value="0.271159432308998" calcext:value-type="float">
            <text:p>0.271</text:p>
          </table:table-cell>
          <table:table-cell table:formula="of:=RSQ(LN([.C18:.C22]); [.B18:.B22])" office:value-type="float" office:value="0.998153711289358" calcext:value-type="float">
            <text:p>0.998</text:p>
          </table:table-cell>
          <table:table-cell table:formula="of:=[.C22]*EXP([.N$22])" office:value-type="float" office:value="925.907807544152" calcext:value-type="float">
            <text:p>925.9</text:p>
          </table:table-cell>
          <table:table-cell table:formula="of:=([.I22]*[.J22] + [.L22]*[.M22] + [.O22]*[.P22]) / ([.I22] + [.L22] + [.O22])" office:value-type="float" office:value="907.01052432688" calcext:value-type="float">
            <text:p>907.0</text:p>
          </table:table-cell>
          <table:table-cell table:style-name="ce4" table:formula="of:=([.C22]-[.Q21])/[.Q21]" office:value-type="percentage" office:value="-0.00441308114353213" calcext:value-type="percentage">
            <text:p>-0.4%</text:p>
          </table:table-cell>
          <table:table-cell table:style-name="ce2" table:formula="of:=[.Q22]-[.C22]" office:value-type="float" office:value="201.01052432688" calcext:value-type="float">
            <text:p>201.0</text:p>
          </table:table-cell>
          <table:table-cell table:formula="of:=[.C22]*EXP([.N22]*60)" office:value-type="float" office:value="8214618730.96106" calcext:value-type="float">
            <text:p>8214618731</text:p>
          </table:table-cell>
          <table:table-cell table:number-columns-repeated="1004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table:formula="of:=[.C23]-[.C22]" office:value-type="float" office:value="236" calcext:value-type="float">
            <text:p>236</text:p>
          </table:table-cell>
          <table:table-cell table:formula="of:=[.C23]/[.C14]" office:value-type="float" office:value="11.0823529411765" calcext:value-type="float">
            <text:p>11.1</text:p>
          </table:table-cell>
          <table:table-cell table:formula="of:=[.C23]/[.C15]" office:value-type="float" office:value="8.72222222222222" calcext:value-type="float">
            <text:p>8.7</text:p>
          </table:table-cell>
          <table:table-cell table:formula="of:=[.C23]/[.C16]" office:value-type="float" office:value="7.98305084745763" calcext:value-type="float">
            <text:p>8.0</text:p>
          </table:table-cell>
          <table:table-cell table:formula="of:=SLOPE(LN([.C$2:.C23]); [.B$2:.B23])" office:value-type="float" office:value="0.212070534777686" calcext:value-type="float">
            <text:p>0.212</text:p>
          </table:table-cell>
          <table:table-cell table:formula="of:=RSQ(LN([.C$2:.C23]); [.B$2:.B23])" office:value-type="float" office:value="0.983358629149937" calcext:value-type="float">
            <text:p>0.983</text:p>
          </table:table-cell>
          <table:table-cell table:formula="of:=[.C23]*EXP([.H$22])" office:value-type="float" office:value="1159.69011679866" calcext:value-type="float">
            <text:p>1159.7</text:p>
          </table:table-cell>
          <table:table-cell table:formula="of:=SLOPE(LN([.C14:.C23]); [.B14:.B23])" office:value-type="float" office:value="0.272356832924006" calcext:value-type="float">
            <text:p>0.272</text:p>
          </table:table-cell>
          <table:table-cell table:formula="of:=RSQ(LN([.C14:.C23]); [.B14:.B23])" office:value-type="float" office:value="0.993537164555174" calcext:value-type="float">
            <text:p>0.994</text:p>
          </table:table-cell>
          <table:table-cell table:formula="of:=[.C23]*EXP([.K$22])" office:value-type="float" office:value="1234.85971600809" calcext:value-type="float">
            <text:p>1234.9</text:p>
          </table:table-cell>
          <table:table-cell table:formula="of:=SLOPE(LN([.C19:.C23]); [.B19:.B23])" office:value-type="float" office:value="0.276884406967277" calcext:value-type="float">
            <text:p>0.277</text:p>
          </table:table-cell>
          <table:table-cell table:formula="of:=RSQ(LN([.C19:.C23]); [.B19:.B23])" office:value-type="float" office:value="0.998803102976078" calcext:value-type="float">
            <text:p>0.999</text:p>
          </table:table-cell>
          <table:table-cell table:formula="of:=[.C23]*EXP([.N$22])" office:value-type="float" office:value="1235.41806615664" calcext:value-type="float">
            <text:p>1235.4</text:p>
          </table:table-cell>
          <table:table-cell table:formula="of:=([.I23]*[.J23] + [.L23]*[.M23] + [.O23]*[.P23]) / ([.I23] + [.L23] + [.O23])" office:value-type="float" office:value="1210.20635062451" calcext:value-type="float">
            <text:p>1210.2</text:p>
          </table:table-cell>
          <table:table-cell table:style-name="ce4" table:formula="of:=([.C23]-[.Q22])/[.Q22]" office:value-type="percentage" office:value="0.0385767030642638" calcext:value-type="percentage">
            <text:p>3.9%</text:p>
          </table:table-cell>
          <table:table-cell table:style-name="ce2" table:formula="of:=[.Q23]-[.C23]" office:value-type="float" office:value="268.206350624507" calcext:value-type="float">
            <text:p>268.2</text:p>
          </table:table-cell>
          <table:table-cell table:formula="of:=[.C23]*EXP([.N23]*60)" office:value-type="float" office:value="15453010761.7052" calcext:value-type="float">
            <text:p>15453010762</text:p>
          </table:table-cell>
          <table:table-cell table:number-columns-repeated="1004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1209" calcext:value-type="float">
            <text:p>1209</text:p>
          </table:table-cell>
          <table:table-cell table:formula="of:=[.C24]-[.C23]" office:value-type="float" office:value="267" calcext:value-type="float">
            <text:p>267</text:p>
          </table:table-cell>
          <table:table-cell table:formula="of:=[.C24]/[.C15]" office:value-type="float" office:value="11.1944444444444" calcext:value-type="float">
            <text:p>11.2</text:p>
          </table:table-cell>
          <table:table-cell table:formula="of:=[.C24]/[.C16]" office:value-type="float" office:value="10.2457627118644" calcext:value-type="float">
            <text:p>10.2</text:p>
          </table:table-cell>
          <table:table-cell table:formula="of:=[.C24]/[.C17]" office:value-type="float" office:value="6.045" calcext:value-type="float">
            <text:p>6.0</text:p>
          </table:table-cell>
          <table:table-cell table:formula="of:=SLOPE(LN([.C$2:.C24]); [.B$2:.B24])" office:value-type="float" office:value="0.215648927772926" calcext:value-type="float">
            <text:p>0.216</text:p>
          </table:table-cell>
          <table:table-cell table:formula="of:=RSQ(LN([.C$2:.C24]); [.B$2:.B24])" office:value-type="float" office:value="0.984012061106456" calcext:value-type="float">
            <text:p>0.984</text:p>
          </table:table-cell>
          <table:table-cell table:formula="of:=[.C24]*EXP([.H$22])" office:value-type="float" office:value="1488.39209257918" calcext:value-type="float">
            <text:p>1488.4</text:p>
          </table:table-cell>
          <table:table-cell table:formula="of:=SLOPE(LN([.C15:.C24]); [.B15:.B24])" office:value-type="float" office:value="0.274799214873208" calcext:value-type="float">
            <text:p>0.275</text:p>
          </table:table-cell>
          <table:table-cell table:formula="of:=RSQ(LN([.C15:.C24]); [.B15:.B24])" office:value-type="float" office:value="0.994167655897784" calcext:value-type="float">
            <text:p>0.994</text:p>
          </table:table-cell>
          <table:table-cell table:formula="of:=[.C24]*EXP([.K$22])" office:value-type="float" office:value="1584.86772468555" calcext:value-type="float">
            <text:p>1584.9</text:p>
          </table:table-cell>
          <table:table-cell table:formula="of:=SLOPE(LN([.C20:.C24]); [.B20:.B24])" office:value-type="float" office:value="0.266338248593125" calcext:value-type="float">
            <text:p>0.266</text:p>
          </table:table-cell>
          <table:table-cell table:formula="of:=RSQ(LN([.C20:.C24]); [.B20:.B24])" office:value-type="float" office:value="0.999457132061893" calcext:value-type="float">
            <text:p>0.999</text:p>
          </table:table-cell>
          <table:table-cell table:formula="of:=[.C24]*EXP([.N$22])" office:value-type="float" office:value="1585.58433331569" calcext:value-type="float">
            <text:p>1585.6</text:p>
          </table:table-cell>
          <table:table-cell table:formula="of:=([.I24]*[.J24] + [.L24]*[.M24] + [.O24]*[.P24]) / ([.I24] + [.L24] + [.O24])" office:value-type="float" office:value="1553.22620130139" calcext:value-type="float">
            <text:p>1553.2</text:p>
          </table:table-cell>
          <table:table-cell table:style-name="ce4" table:formula="of:=([.C24]-[.Q23])/[.Q23]" office:value-type="percentage" office:value="-0.000996813992824368" calcext:value-type="percentage">
            <text:p>-0.1%</text:p>
          </table:table-cell>
          <table:table-cell table:style-name="ce2" table:formula="of:=[.Q24]-[.C24]" office:value-type="float" office:value="344.226201301394" calcext:value-type="float">
            <text:p>344.2</text:p>
          </table:table-cell>
          <table:table-cell table:formula="of:=[.C24]*EXP([.N24]*60)" office:value-type="float" office:value="10533681964.3239" calcext:value-type="float">
            <text:p>10533681964</text:p>
          </table:table-cell>
          <table:table-cell table:number-columns-repeated="1004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581" calcext:value-type="float">
            <text:p>1581</text:p>
          </table:table-cell>
          <table:table-cell table:formula="of:=[.C25]-[.C24]" office:value-type="float" office:value="372" calcext:value-type="float">
            <text:p>372</text:p>
          </table:table-cell>
          <table:table-cell table:formula="of:=[.C25]/[.C16]" office:value-type="float" office:value="13.3983050847458" calcext:value-type="float">
            <text:p>13.4</text:p>
          </table:table-cell>
          <table:table-cell table:formula="of:=[.C25]/[.C17]" office:value-type="float" office:value="7.905" calcext:value-type="float">
            <text:p>7.9</text:p>
          </table:table-cell>
          <table:table-cell table:formula="of:=[.C25]/[.C18]" office:value-type="float" office:value="6.47950819672131" calcext:value-type="float">
            <text:p>6.5</text:p>
          </table:table-cell>
          <table:table-cell table:formula="of:=SLOPE(LN([.C$2:.C25]); [.B$2:.B25])" office:value-type="float" office:value="0.218930440967479" calcext:value-type="float">
            <text:p>0.219</text:p>
          </table:table-cell>
          <table:table-cell table:formula="of:=RSQ(LN([.C$2:.C25]); [.B$2:.B25])" office:value-type="float" office:value="0.984717073828651" calcext:value-type="float">
            <text:p>0.985</text:p>
          </table:table-cell>
          <table:table-cell table:formula="of:=[.C25]*EXP([.H$22])" office:value-type="float" office:value="1946.35889029585" calcext:value-type="float">
            <text:p>1946.4</text:p>
          </table:table-cell>
          <table:table-cell table:formula="of:=SLOPE(LN([.C16:.C25]); [.B16:.B25])" office:value-type="float" office:value="0.275658932386508" calcext:value-type="float">
            <text:p>0.276</text:p>
          </table:table-cell>
          <table:table-cell table:formula="of:=RSQ(LN([.C16:.C25]); [.B16:.B25])" office:value-type="float" office:value="0.994357244457991" calcext:value-type="float">
            <text:p>0.994</text:p>
          </table:table-cell>
          <table:table-cell table:formula="of:=[.C25]*EXP([.K$22])" office:value-type="float" office:value="2072.5193322811" calcext:value-type="float">
            <text:p>2072.5</text:p>
          </table:table-cell>
          <table:table-cell table:formula="of:=SLOPE(LN([.C21:.C25]); [.B21:.B25])" office:value-type="float" office:value="0.26424631949863" calcext:value-type="float">
            <text:p>0.264</text:p>
          </table:table-cell>
          <table:table-cell table:formula="of:=RSQ(LN([.C21:.C25]); [.B21:.B25])" office:value-type="float" office:value="0.999523510210062" calcext:value-type="float">
            <text:p>1.000</text:p>
          </table:table-cell>
          <table:table-cell table:formula="of:=[.C25]*EXP([.N$22])" office:value-type="float" office:value="2073.45643587437" calcext:value-type="float">
            <text:p>2073.5</text:p>
          </table:table-cell>
          <table:table-cell table:formula="of:=([.I25]*[.J25] + [.L25]*[.M25] + [.O25]*[.P25]) / ([.I25] + [.L25] + [.O25])" office:value-type="float" office:value="2031.12546466591" calcext:value-type="float">
            <text:p>2031.1</text:p>
          </table:table-cell>
          <table:table-cell table:style-name="ce4" table:formula="of:=([.C25]-[.Q24])/[.Q24]" office:value-type="percentage" office:value="0.0178813611792892" calcext:value-type="percentage">
            <text:p>1.8%</text:p>
          </table:table-cell>
          <table:table-cell table:style-name="ce2" table:formula="of:=[.Q25]-[.C25]" office:value-type="float" office:value="450.125464665914" calcext:value-type="float">
            <text:p>450.1</text:p>
          </table:table-cell>
          <table:table-cell table:formula="of:=[.C25]*EXP([.N25]*60)" office:value-type="float" office:value="12149963554.8458" calcext:value-type="float">
            <text:p>12149963555</text:p>
          </table:table-cell>
          <table:table-cell table:number-columns-repeated="1004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>
          <table:table-cell table:style-name="ce1" table:formula="of:=[.A30]+1" office:value-type="date" office:date-value="2020-04-02" calcext:value-type="date">
            <text:p>04/02/20</text:p>
          </table:table-cell>
          <table:table-cell table:formula="of:=[.A31]-[.A$2]"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table:style-name="ce1" table:formula="of:=[.A31]+1" office:value-type="date" office:date-value="2020-04-03" calcext:value-type="date">
            <text:p>04/03/20</text:p>
          </table:table-cell>
          <table:table-cell table:formula="of:=[.A32]-[.A$2]" office:value-type="float" office:value="30" calcext:value-type="float">
            <text:p>30</text:p>
          </table:table-cell>
          <table:table-cell table:number-columns-repeated="22"/>
          <table:table-cell office:value-type="string" calcext:value-type="string">
            <text:p>leading causes of mortality in the US</text:p>
          </table:table-cell>
          <table:table-cell table:number-columns-repeated="999"/>
        </table:table-row>
        <table:table-row table:style-name="ro2">
          <table:table-cell table:style-name="ce1" table:formula="of:=[.A32]+1" office:value-type="date" office:date-value="2020-04-04" calcext:value-type="date">
            <text:p>04/04/20</text:p>
          </table:table-cell>
          <table:table-cell table:formula="of:=[.A33]-[.A$2]" office:value-type="float" office:value="31" calcext:value-type="float">
            <text:p>31</text:p>
          </table:table-cell>
          <table:table-cell table:number-columns-repeated="22"/>
          <table:table-cell table:style-name="ce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997"/>
        </table:table-row>
        <table:table-row table:style-name="ro2">
          <table:table-cell table:style-name="ce1" table:formula="of:=[.A33]+1" office:value-type="date" office:date-value="2020-04-05" calcext:value-type="date">
            <text:p>04/05/20</text:p>
          </table:table-cell>
          <table:table-cell table:formula="of:=[.A34]-[.A$2]" office:value-type="float" office:value="32" calcext:value-type="float">
            <text:p>32</text:p>
          </table:table-cell>
          <table:table-cell table:number-columns-repeated="22"/>
          <table:table-cell table:style-name="ce5" office:value-type="float" office:value="647457" calcext:value-type="float">
            <text:p>647457</text:p>
          </table:table-cell>
          <table:table-cell table:style-name="ce2" table:formula="of:=[.Y34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997"/>
        </table:table-row>
        <table:table-row table:style-name="ro2">
          <table:table-cell table:style-name="ce1" table:formula="of:=[.A34]+1" office:value-type="date" office:date-value="2020-04-06" calcext:value-type="date">
            <text:p>04/06/20</text:p>
          </table:table-cell>
          <table:table-cell table:formula="of:=[.A35]-[.A$2]" office:value-type="float" office:value="33" calcext:value-type="float">
            <text:p>33</text:p>
          </table:table-cell>
          <table:table-cell table:number-columns-repeated="22"/>
          <table:table-cell table:style-name="ce5" office:value-type="float" office:value="599108" calcext:value-type="float">
            <text:p>599108</text:p>
          </table:table-cell>
          <table:table-cell table:style-name="ce2" table:formula="of:=[.Y35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997"/>
        </table:table-row>
        <table:table-row table:style-name="ro2">
          <table:table-cell table:style-name="ce1" table:formula="of:=[.A35]+1" office:value-type="date" office:date-value="2020-04-07" calcext:value-type="date">
            <text:p>04/07/20</text:p>
          </table:table-cell>
          <table:table-cell table:formula="of:=[.A36]-[.A$2]" office:value-type="float" office:value="34" calcext:value-type="float">
            <text:p>34</text:p>
          </table:table-cell>
          <table:table-cell table:number-columns-repeated="22"/>
          <table:table-cell table:style-name="ce5" office:value-type="float" office:value="169936" calcext:value-type="float">
            <text:p>169936</text:p>
          </table:table-cell>
          <table:table-cell table:style-name="ce2" table:formula="of:=[.Y36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997"/>
        </table:table-row>
        <table:table-row table:style-name="ro2">
          <table:table-cell table:style-name="ce1" table:formula="of:=[.A36]+1" office:value-type="date" office:date-value="2020-04-08" calcext:value-type="date">
            <text:p>04/08/20</text:p>
          </table:table-cell>
          <table:table-cell table:formula="of:=[.A37]-[.A$2]" office:value-type="float" office:value="35" calcext:value-type="float">
            <text:p>35</text:p>
          </table:table-cell>
          <table:table-cell table:number-columns-repeated="22"/>
          <table:table-cell table:style-name="ce5" office:value-type="float" office:value="160201" calcext:value-type="float">
            <text:p>160201</text:p>
          </table:table-cell>
          <table:table-cell table:style-name="ce2" table:formula="of:=[.Y37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997"/>
        </table:table-row>
        <table:table-row table:style-name="ro2">
          <table:table-cell table:style-name="ce1" table:formula="of:=[.A37]+1" office:value-type="date" office:date-value="2020-04-09" calcext:value-type="date">
            <text:p>04/09/20</text:p>
          </table:table-cell>
          <table:table-cell table:formula="of:=[.A38]-[.A$2]" office:value-type="float" office:value="36" calcext:value-type="float">
            <text:p>36</text:p>
          </table:table-cell>
          <table:table-cell table:number-columns-repeated="23"/>
          <table:table-cell table:style-name="ce2"/>
          <table:table-cell table:number-columns-repeated="998"/>
        </table:table-row>
        <table:table-row table:style-name="ro2">
          <table:table-cell table:style-name="ce1" table:formula="of:=[.A38]+1" office:value-type="date" office:date-value="2020-04-10" calcext:value-type="date">
            <text:p>04/10/20</text:p>
          </table:table-cell>
          <table:table-cell table:formula="of:=[.A39]-[.A$2]" office:value-type="float" office:value="37" calcext:value-type="float">
            <text:p>37</text:p>
          </table:table-cell>
          <table:table-cell table:number-columns-repeated="22"/>
          <table:table-cell office:value-type="float" office:value="38800" calcext:value-type="float">
            <text:p>38800</text:p>
          </table:table-cell>
          <table:table-cell table:style-name="ce2" table:formula="of:=[.Y39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997"/>
        </table:table-row>
        <table:table-row table:style-name="ro2">
          <table:table-cell table:style-name="ce1" table:formula="of:=[.A39]+1" office:value-type="date" office:date-value="2020-04-11" calcext:value-type="date">
            <text:p>04/11/20</text:p>
          </table:table-cell>
          <table:table-cell table:formula="of:=[.A40]-[.A$2]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1" table:formula="of:=[.A40]+1" office:value-type="date" office:date-value="2020-04-12" calcext:value-type="date">
            <text:p>04/12/20</text:p>
          </table:table-cell>
          <table:table-cell table:formula="of:=[.A41]-[.A$2]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style-name="ce1" table:formula="of:=[.A41]+1" office:value-type="date" office:date-value="2020-04-13" calcext:value-type="date">
            <text:p>04/13/20</text:p>
          </table:table-cell>
          <table:table-cell table:formula="of:=[.A42]-[.A$2]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1" table:formula="of:=[.A42]+1" office:value-type="date" office:date-value="2020-04-14" calcext:value-type="date">
            <text:p>04/14/20</text:p>
          </table:table-cell>
          <table:table-cell table:formula="of:=[.A43]-[.A$2]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style-name="ce1" table:formula="of:=[.A43]+1" office:value-type="date" office:date-value="2020-04-15" calcext:value-type="date">
            <text:p>04/15/20</text:p>
          </table:table-cell>
          <table:table-cell table:formula="of:=[.A44]-[.A$2]" office:value-type="float" office:value="42" calcext:value-type="float">
            <text:p>42</text:p>
          </table:table-cell>
          <table:table-cell table:number-columns-repeated="1022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923.13pt" svg:y="20.15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5"/>
        <table:table-column table:style-name="co16" table:default-cell-style-name="Default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10" table:default-cell-style-name="ce2"/>
        <table:table-column table:style-name="co17" table:default-cell-style-name="ce4"/>
        <table:table-column table:style-name="co3" table:number-columns-repeated="2" table:default-cell-style-name="ce3"/>
        <table:table-column table:style-name="co10" table:default-cell-style-name="ce2"/>
        <table:table-column table:style-name="co17" table:default-cell-style-name="ce4"/>
        <table:table-column table:style-name="co8" table:number-columns-repeated="2" table:default-cell-style-name="ce3"/>
        <table:table-column table:style-name="co10" table:default-cell-style-name="ce2"/>
        <table:table-column table:style-name="co17" table:default-cell-style-name="Default"/>
        <table:table-column table:style-name="co12" table:number-columns-repeated="100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ultiple</text:p>
            <text:p>9 days</text:p>
          </table:table-cell>
          <table:table-cell office:value-type="string" calcext:value-type="string">
            <text:p>Multiple</text:p>
            <text:p>8 days</text:p>
          </table:table-cell>
          <table:table-cell office:value-type="string" calcext:value-type="string">
            <text:p>Exp</text:p>
            <text:p>Slope</text:p>
            <text:p>Total</text:p>
          </table:table-cell>
          <table:table-cell office:value-type="string" calcext:value-type="string">
            <text:p>RSQ()</text:p>
            <text:p>Total</text:p>
          </table:table-cell>
          <table:table-cell office:value-type="string" calcext:value-type="string">
            <text:p>Estimated</text:p>
            <text:p>Tmrw</text:p>
            <text:p>Total</text:p>
          </table:table-cell>
          <table:table-cell office:value-type="string" calcext:value-type="string">
            <text:p>Estimate</text:p>
            <text:p>Error From</text:p>
            <text:p>Yesterday</text:p>
            <text:p>Total</text:p>
          </table:table-cell>
          <table:table-cell office:value-type="string" calcext:value-type="string">
            <text:p>Exp</text:p>
            <text:p>Slope</text:p>
            <text:p>10 days</text:p>
          </table:table-cell>
          <table:table-cell office:value-type="string" calcext:value-type="string">
            <text:p>RSQ()</text:p>
            <text:p>10 days</text:p>
          </table:table-cell>
          <table:table-cell office:value-type="string" calcext:value-type="string">
            <text:p>Estimated</text:p>
            <text:p>Tmrw</text:p>
            <text:p>10 days</text:p>
          </table:table-cell>
          <table:table-cell office:value-type="string" calcext:value-type="string">
            <text:p>Estimate</text:p>
            <text:p>Error From</text:p>
            <text:p>Yesterday</text:p>
            <text:p>10 days</text:p>
          </table:table-cell>
          <table:table-cell office:value-type="string" calcext:value-type="string">
            <text:p>Exp</text:p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Estimated</text:p>
            <text:p>Tmrw</text:p>
            <text:p>5 days</text:p>
          </table:table-cell>
          <table:table-cell table:style-name="ce4" office:value-type="string" calcext:value-type="string">
            <text:p>Estimate</text:p>
            <text:p>Error From</text:p>
            <text:p>Yesterday</text:p>
            <text:p>5 days</text:p>
          </table:table-cell>
          <table:table-cell table:number-columns-repeated="1007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formula="of:=SLOPE(LN([.C$2:.C3]); [.B$2:.B3])" office:value-type="float" office:value="0.367724780125317" calcext:value-type="float">
            <text:p>0.368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F3])" office:value-type="float" office:value="319.222222222222" calcext:value-type="float">
            <text:p>319.2</text:p>
          </table:table-cell>
          <table:table-cell table:number-columns-repeated="1016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table:formula="of:=SLOPE(LN([.C$2:.C4]); [.B$2:.B4])" office:value-type="float" office:value="0.298591596149101" calcext:value-type="float">
            <text:p>0.299</text:p>
          </table:table-cell>
          <table:table-cell table:formula="of:=RSQ(LN([.C$2:.C4]); [.B$2:.B4])" office:value-type="float" office:value="0.982444836558271" calcext:value-type="float">
            <text:p>0.982</text:p>
          </table:table-cell>
          <table:table-cell table:formula="of:=[.C4]*EXP([.F4])" office:value-type="float" office:value="374.732601832049" calcext:value-type="float">
            <text:p>374.7</text:p>
          </table:table-cell>
          <table:table-cell table:formula="of:=([.C4]-[.H3])/[.H3]" office:value-type="percentage" office:value="-0.129133310128785" calcext:value-type="percentage">
            <text:p>-12.9%</text:p>
          </table:table-cell>
          <table:table-cell table:number-columns-repeated="1015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table:formula="of:=SLOPE(LN([.C$2:.C5]); [.B$2:.B5])" office:value-type="float" office:value="0.323740331339198" calcext:value-type="float">
            <text:p>0.324</text:p>
          </table:table-cell>
          <table:table-cell table:formula="of:=RSQ(LN([.C$2:.C5]); [.B$2:.B5])" office:value-type="float" office:value="0.98999787221784" calcext:value-type="float">
            <text:p>0.990</text:p>
          </table:table-cell>
          <table:table-cell table:formula="of:=[.C5]*EXP([.F5])" office:value-type="float" office:value="576.414230922554" calcext:value-type="float">
            <text:p>576.4</text:p>
          </table:table-cell>
          <table:table-cell table:formula="of:=([.C5]-[.H4])/[.H4]" office:value-type="percentage" office:value="0.112793490508453" calcext:value-type="percentage">
            <text:p>11.3%</text:p>
          </table:table-cell>
          <table:table-cell table:number-columns-repeated="4"/>
          <table:table-cell table:formula="of:=SLOPE(LN([.C1:.C5]); [.B1:.B5])" office:value-type="float" office:value="0.323740331339198" calcext:value-type="float">
            <text:p>0.324</text:p>
          </table:table-cell>
          <table:table-cell table:formula="of:=RSQ(LN([.C1:.C5]); [.B1:.B5])" office:value-type="float" office:value="0.98999787221784" calcext:value-type="float">
            <text:p>0.990</text:p>
          </table:table-cell>
          <table:table-cell table:formula="of:=[.C5]*EXP([.N5])" office:value-type="float" office:value="576.414230922554" calcext:value-type="float">
            <text:p>576.4</text:p>
          </table:table-cell>
          <table:table-cell table:number-columns-repeated="1008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table:formula="of:=SLOPE(LN([.C$2:.C6]); [.B$2:.B6])" office:value-type="float" office:value="0.314604386651391" calcext:value-type="float">
            <text:p>0.315</text:p>
          </table:table-cell>
          <table:table-cell table:formula="of:=RSQ(LN([.C$2:.C6]); [.B$2:.B6])" office:value-type="float" office:value="0.99384557909473" calcext:value-type="float">
            <text:p>0.994</text:p>
          </table:table-cell>
          <table:table-cell table:formula="of:=[.C6]*EXP([.F6])" office:value-type="float" office:value="735.538203685013" calcext:value-type="float">
            <text:p>735.5</text:p>
          </table:table-cell>
          <table:table-cell table:formula="of:=([.C6]-[.H5])/[.H5]" office:value-type="percentage" office:value="-0.0683783099169355" calcext:value-type="percentage">
            <text:p>-6.8%</text:p>
          </table:table-cell>
          <table:table-cell table:number-columns-repeated="4"/>
          <table:table-cell table:formula="of:=SLOPE(LN([.C2:.C6]); [.B2:.B6])" office:value-type="float" office:value="0.314604386651391" calcext:value-type="float">
            <text:p>0.315</text:p>
          </table:table-cell>
          <table:table-cell table:formula="of:=RSQ(LN([.C2:.C6]); [.B2:.B6])" office:value-type="float" office:value="0.99384557909473" calcext:value-type="float">
            <text:p>0.994</text:p>
          </table:table-cell>
          <table:table-cell table:formula="of:=[.C6]*EXP([.N6])" office:value-type="float" office:value="735.538203685013" calcext:value-type="float">
            <text:p>735.5</text:p>
          </table:table-cell>
          <table:table-cell table:style-name="ce4" table:formula="of:=([.C6]-[.P5])/[.P5]" office:value-type="percentage" office:value="-0.0683783099169355" calcext:value-type="percentage">
            <text:p>-6.8%</text:p>
          </table:table-cell>
          <table:table-cell table:number-columns-repeated="1007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table:formula="of:=SLOPE(LN([.C$2:.C7]); [.B$2:.B7])" office:value-type="float" office:value="0.284083542007815" calcext:value-type="float">
            <text:p>0.284</text:p>
          </table:table-cell>
          <table:table-cell table:formula="of:=RSQ(LN([.C$2:.C7]); [.B$2:.B7])" office:value-type="float" office:value="0.980651917184402" calcext:value-type="float">
            <text:p>0.981</text:p>
          </table:table-cell>
          <table:table-cell table:formula="of:=[.C7]*EXP([.F7])" office:value-type="float" office:value="803.769068782485" calcext:value-type="float">
            <text:p>803.8</text:p>
          </table:table-cell>
          <table:table-cell table:formula="of:=([.C7]-[.H6])/[.H6]" office:value-type="percentage" office:value="-0.177473043590425" calcext:value-type="percentage">
            <text:p>-17.7%</text:p>
          </table:table-cell>
          <table:table-cell table:number-columns-repeated="4"/>
          <table:table-cell table:formula="of:=SLOPE(LN([.C3:.C7]); [.B3:.B7])" office:value-type="float" office:value="0.267250849384441" calcext:value-type="float">
            <text:p>0.267</text:p>
          </table:table-cell>
          <table:table-cell table:formula="of:=RSQ(LN([.C3:.C7]); [.B3:.B7])" office:value-type="float" office:value="0.971102857925694" calcext:value-type="float">
            <text:p>0.971</text:p>
          </table:table-cell>
          <table:table-cell table:formula="of:=[.C7]*EXP([.N7])" office:value-type="float" office:value="790.352704654943" calcext:value-type="float">
            <text:p>790.4</text:p>
          </table:table-cell>
          <table:table-cell table:style-name="ce4" table:formula="of:=([.C7]-[.P6])/[.P6]" office:value-type="percentage" office:value="-0.177473043590425" calcext:value-type="percentage">
            <text:p>-17.7%</text:p>
          </table:table-cell>
          <table:table-cell table:number-columns-repeated="1007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table:formula="of:=SLOPE(LN([.C$2:.C8]); [.B$2:.B8])" office:value-type="float" office:value="0.292102426939908" calcext:value-type="float">
            <text:p>0.292</text:p>
          </table:table-cell>
          <table:table-cell table:formula="of:=RSQ(LN([.C$2:.C8]); [.B$2:.B8])" office:value-type="float" office:value="0.987245342124912" calcext:value-type="float">
            <text:p>0.987</text:p>
          </table:table-cell>
          <table:table-cell table:formula="of:=[.C8]*EXP([.F8])" office:value-type="float" office:value="1284.33133730788" calcext:value-type="float">
            <text:p>1284.3</text:p>
          </table:table-cell>
          <table:table-cell table:formula="of:=([.C8]-[.H7])/[.H7]" office:value-type="percentage" office:value="0.193128769501732" calcext:value-type="percentage">
            <text:p>19.3%</text:p>
          </table:table-cell>
          <table:table-cell table:number-columns-repeated="4"/>
          <table:table-cell table:formula="of:=SLOPE(LN([.C4:.C8]); [.B4:.B8])" office:value-type="float" office:value="0.284868215861764" calcext:value-type="float">
            <text:p>0.285</text:p>
          </table:table-cell>
          <table:table-cell table:formula="of:=RSQ(LN([.C4:.C8]); [.B4:.B8])" office:value-type="float" office:value="0.967321344360693" calcext:value-type="float">
            <text:p>0.967</text:p>
          </table:table-cell>
          <table:table-cell table:formula="of:=[.C8]*EXP([.N8])" office:value-type="float" office:value="1275.07373940193" calcext:value-type="float">
            <text:p>1275.1</text:p>
          </table:table-cell>
          <table:table-cell table:style-name="ce4" table:formula="of:=([.C8]-[.P7])/[.P7]" office:value-type="percentage" office:value="0.213382322033915" calcext:value-type="percentage">
            <text:p>21.3%</text:p>
          </table:table-cell>
          <table:table-cell table:number-columns-repeated="1007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C9]/[.C2]" office:value-type="float" office:value="8.36601307189543" calcext:value-type="float">
            <text:p>8.4</text:p>
          </table:table-cell>
          <table:table-cell table:formula="of:=SLOPE(LN([.C$2:.C9]); [.B$2:.B9])" office:value-type="float" office:value="0.295162116919139" calcext:value-type="float">
            <text:p>0.295</text:p>
          </table:table-cell>
          <table:table-cell table:formula="of:=RSQ(LN([.C$2:.C9]); [.B$2:.B9])" office:value-type="float" office:value="0.991423951430945" calcext:value-type="float">
            <text:p>0.991</text:p>
          </table:table-cell>
          <table:table-cell table:formula="of:=[.C9]*EXP([.F9])" office:value-type="float" office:value="1719.48047340092" calcext:value-type="float">
            <text:p>1719.5</text:p>
          </table:table-cell>
          <table:table-cell table:formula="of:=([.C9]-[.H8])/[.H8]" office:value-type="percentage" office:value="-0.00337244539789961" calcext:value-type="percentage">
            <text:p>-0.3%</text:p>
          </table:table-cell>
          <table:table-cell table:number-columns-repeated="4"/>
          <table:table-cell table:formula="of:=SLOPE(LN([.C5:.C9]); [.B5:.B9])" office:value-type="float" office:value="0.28229512506043" calcext:value-type="float">
            <text:p>0.282</text:p>
          </table:table-cell>
          <table:table-cell table:formula="of:=RSQ(LN([.C5:.C9]); [.B5:.B9])" office:value-type="float" office:value="0.968061338940812" calcext:value-type="float">
            <text:p>0.968</text:p>
          </table:table-cell>
          <table:table-cell table:formula="of:=[.C9]*EXP([.N9])" office:value-type="float" office:value="1697.49766176537" calcext:value-type="float">
            <text:p>1697.5</text:p>
          </table:table-cell>
          <table:table-cell table:style-name="ce4" table:formula="of:=([.C9]-[.P8])/[.P8]" office:value-type="percentage" office:value="0.00386351035696035" calcext:value-type="percentage">
            <text:p>0.4%</text:p>
          </table:table-cell>
          <table:table-cell table:number-columns-repeated="1007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[.C10]/[.C2]" office:value-type="float" office:value="10.8692810457516" calcext:value-type="float">
            <text:p>10.9</text:p>
          </table:table-cell>
          <table:table-cell table:formula="of:=[.C10]/[.C3]" office:value-type="float" office:value="7.52488687782805" calcext:value-type="float">
            <text:p>7.5</text:p>
          </table:table-cell>
          <table:table-cell table:formula="of:=SLOPE(LN([.C$2:.C10]); [.B$2:.B10])" office:value-type="float" office:value="0.294363372600122" calcext:value-type="float">
            <text:p>0.294</text:p>
          </table:table-cell>
          <table:table-cell table:formula="of:=RSQ(LN([.C$2:.C10]); [.B$2:.B10])" office:value-type="float" office:value="0.993931798924267" calcext:value-type="float">
            <text:p>0.994</text:p>
          </table:table-cell>
          <table:table-cell table:formula="of:=[.C10]*EXP([.F10])" office:value-type="float" office:value="2232.19760389404" calcext:value-type="float">
            <text:p>2232.2</text:p>
          </table:table-cell>
          <table:table-cell table:formula="of:=([.C10]-[.H9])/[.H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</text:p>
          </table:table-cell>
          <table:table-cell table:formula="of:=RSQ(LN([.C1:.C10]); [.B1:.B10])" office:value-type="float" office:value="0.993931798924267" calcext:value-type="float">
            <text:p>0.994</text:p>
          </table:table-cell>
          <table:table-cell table:formula="of:=[.C10]*EXP([.J10]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</text:p>
          </table:table-cell>
          <table:table-cell table:formula="of:=RSQ(LN([.C6:.C10]); [.B6:.B10])" office:value-type="float" office:value="0.977689071542984" calcext:value-type="float">
            <text:p>0.978</text:p>
          </table:table-cell>
          <table:table-cell table:formula="of:=[.C10]*EXP([.N10])" office:value-type="float" office:value="2247.09431718147" calcext:value-type="float">
            <text:p>2247.1</text:p>
          </table:table-cell>
          <table:table-cell table:style-name="ce4" table:formula="of:=([.C10]-[.P9])/[.P9]" office:value-type="percentage" office:value="-0.0203226564268079" calcext:value-type="percentage">
            <text:p>-2.0%</text:p>
          </table:table-cell>
          <table:table-cell table:number-columns-repeated="1007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[.C11]/[.C3]" office:value-type="float" office:value="9.85972850678733" calcext:value-type="float">
            <text:p>9.9</text:p>
          </table:table-cell>
          <table:table-cell table:formula="of:=[.C11]/[.C4]" office:value-type="float" office:value="7.83812949640288" calcext:value-type="float">
            <text:p>7.8</text:p>
          </table:table-cell>
          <table:table-cell table:formula="of:=SLOPE(LN([.C$2:.C11]); [.B$2:.B11])" office:value-type="float" office:value="0.292641074573254" calcext:value-type="float">
            <text:p>0.293</text:p>
          </table:table-cell>
          <table:table-cell table:formula="of:=RSQ(LN([.C$2:.C11]); [.B$2:.B11])" office:value-type="float" office:value="0.995435960422527" calcext:value-type="float">
            <text:p>0.995</text:p>
          </table:table-cell>
          <table:table-cell table:formula="of:=[.C11]*EXP([.F11]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3</text:p>
          </table:table-cell>
          <table:table-cell table:formula="of:=RSQ(LN([.C2:.C11]); [.B2:.B11])" office:value-type="float" office:value="0.995435960422527" calcext:value-type="float">
            <text:p>0.995</text:p>
          </table:table-cell>
          <table:table-cell table:formula="of:=[.C11]*EXP([.J11])" office:value-type="float" office:value="2919.77667016708" calcext:value-type="float">
            <text:p>2919.8</text:p>
          </table:table-cell>
          <table:table-cell table:formula="of:=([.C11]-[.L10])/[.L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</text:p>
          </table:table-cell>
          <table:table-cell table:formula="of:=RSQ(LN([.C7:.C11]); [.B7:.B11])" office:value-type="float" office:value="0.98445471637833" calcext:value-type="float">
            <text:p>0.984</text:p>
          </table:table-cell>
          <table:table-cell table:formula="of:=[.C11]*EXP([.N11])" office:value-type="float" office:value="2974.84926883491" calcext:value-type="float">
            <text:p>2974.8</text:p>
          </table:table-cell>
          <table:table-cell table:style-name="ce4" table:formula="of:=([.C11]-[.P10])/[.P10]" office:value-type="percentage" office:value="-0.0303032750609619" calcext:value-type="percentage">
            <text:p>-3.0%</text:p>
          </table:table-cell>
          <table:table-cell table:number-columns-repeated="1007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[.C12]/[.C4]" office:value-type="float" office:value="9.80575539568345" calcext:value-type="float">
            <text:p>9.8</text:p>
          </table:table-cell>
          <table:table-cell table:formula="of:=[.C12]/[.C5]" office:value-type="float" office:value="6.53717026378897" calcext:value-type="float">
            <text:p>6.5</text:p>
          </table:table-cell>
          <table:table-cell table:formula="of:=SLOPE(LN([.C$2:.C12]); [.B$2:.B12])" office:value-type="float" office:value="0.288580193955808" calcext:value-type="float">
            <text:p>0.289</text:p>
          </table:table-cell>
          <table:table-cell table:formula="of:=RSQ(LN([.C$2:.C12]); [.B$2:.B12])" office:value-type="float" office:value="0.995886746922992" calcext:value-type="float">
            <text:p>0.996</text:p>
          </table:table-cell>
          <table:table-cell table:formula="of:=[.C12]*EXP([.F12])" office:value-type="float" office:value="3637.9325053004" calcext:value-type="float">
            <text:p>3637.9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5</text:p>
          </table:table-cell>
          <table:table-cell table:formula="of:=RSQ(LN([.C3:.C12]); [.B3:.B12])" office:value-type="float" office:value="0.995043291747817" calcext:value-type="float">
            <text:p>0.995</text:p>
          </table:table-cell>
          <table:table-cell table:formula="of:=[.C12]*EXP([.J12])" office:value-type="float" office:value="3624.55406139193" calcext:value-type="float">
            <text:p>3624.6</text:p>
          </table:table-cell>
          <table:table-cell table:formula="of:=([.C12]-[.L11])/[.L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</text:p>
          </table:table-cell>
          <table:table-cell table:formula="of:=RSQ(LN([.C8:.C12]); [.B8:.B12])" office:value-type="float" office:value="0.998257028397812" calcext:value-type="float">
            <text:p>0.998</text:p>
          </table:table-cell>
          <table:table-cell table:formula="of:=[.C12]*EXP([.N12])" office:value-type="float" office:value="3543.00713089241" calcext:value-type="float">
            <text:p>3543.0</text:p>
          </table:table-cell>
          <table:table-cell table:style-name="ce4" table:formula="of:=([.C12]-[.P11])/[.P11]" office:value-type="percentage" office:value="-0.0836510513127192" calcext:value-type="percentage">
            <text:p>-8.4%</text:p>
          </table:table-cell>
          <table:table-cell table:number-columns-repeated="1007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[.C13]/[.C5]" office:value-type="float" office:value="8.39088729016787" calcext:value-type="float">
            <text:p>8.4</text:p>
          </table:table-cell>
          <table:table-cell table:formula="of:=[.C13]/[.C6]" office:value-type="float" office:value="6.51582867783985" calcext:value-type="float">
            <text:p>6.5</text:p>
          </table:table-cell>
          <table:table-cell table:formula="of:=SLOPE(LN([.C$2:.C13]); [.B$2:.B13])" office:value-type="float" office:value="0.284739750759412" calcext:value-type="float">
            <text:p>0.285</text:p>
          </table:table-cell>
          <table:table-cell table:formula="of:=RSQ(LN([.C$2:.C13]); [.B$2:.B13])" office:value-type="float" office:value="0.996145146969917" calcext:value-type="float">
            <text:p>0.996</text:p>
          </table:table-cell>
          <table:table-cell table:formula="of:=[.C13]*EXP([.F13])" office:value-type="float" office:value="4651.62659656755" calcext:value-type="float">
            <text:p>4651.6</text:p>
          </table:table-cell>
          <table:table-cell table:formula="of:=([.C13]-[.H12])/[.H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</text:p>
          </table:table-cell>
          <table:table-cell table:formula="of:=RSQ(LN([.C4:.C13]); [.B4:.B13])" office:value-type="float" office:value="0.994151160651683" calcext:value-type="float">
            <text:p>0.994</text:p>
          </table:table-cell>
          <table:table-cell table:formula="of:=[.C13]*EXP([.J13])" office:value-type="float" office:value="4631.3521759705" calcext:value-type="float">
            <text:p>4631.4</text:p>
          </table:table-cell>
          <table:table-cell table:formula="of:=([.C13]-[.L12])/[.L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1</text:p>
          </table:table-cell>
          <table:table-cell table:formula="of:=RSQ(LN([.C9:.C13]); [.B9:.B13])" office:value-type="float" office:value="0.999022720081278" calcext:value-type="float">
            <text:p>0.999</text:p>
          </table:table-cell>
          <table:table-cell table:formula="of:=[.C13]*EXP([.N13])" office:value-type="float" office:value="4495.25256253193" calcext:value-type="float">
            <text:p>4495.3</text:p>
          </table:table-cell>
          <table:table-cell table:style-name="ce4" table:formula="of:=([.C13]-[.P12])/[.P12]" office:value-type="percentage" office:value="-0.0124208417501348" calcext:value-type="percentage">
            <text:p>-1.2%</text:p>
          </table:table-cell>
          <table:table-cell table:number-columns-repeated="1007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[.C14]/[.C6]" office:value-type="float" office:value="8.62569832402235" calcext:value-type="float">
            <text:p>8.6</text:p>
          </table:table-cell>
          <table:table-cell table:formula="of:=[.C14]/[.C7]" office:value-type="float" office:value="7.65619834710744" calcext:value-type="float">
            <text:p>7.7</text:p>
          </table:table-cell>
          <table:table-cell table:formula="of:=SLOPE(LN([.C$2:.C14]); [.B$2:.B14])" office:value-type="float" office:value="0.282279211776724" calcext:value-type="float">
            <text:p>0.282</text:p>
          </table:table-cell>
          <table:table-cell table:formula="of:=RSQ(LN([.C$2:.C14]); [.B$2:.B14])" office:value-type="float" office:value="0.996638967428813" calcext:value-type="float">
            <text:p>0.997</text:p>
          </table:table-cell>
          <table:table-cell table:formula="of:=[.C14]*EXP([.F14])" office:value-type="float" office:value="6142.72191185914" calcext:value-type="float">
            <text:p>6142.7</text:p>
          </table:table-cell>
          <table:table-cell table:formula="of:=([.C14]-[.H13])/[.H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</text:p>
          </table:table-cell>
          <table:table-cell table:formula="of:=RSQ(LN([.C5:.C14]); [.B5:.B14])" office:value-type="float" office:value="0.994744069573397" calcext:value-type="float">
            <text:p>0.995</text:p>
          </table:table-cell>
          <table:table-cell table:formula="of:=[.C14]*EXP([.J14])" office:value-type="float" office:value="6085.7766400429" calcext:value-type="float">
            <text:p>6085.8</text:p>
          </table:table-cell>
          <table:table-cell table:formula="of:=([.C14]-[.L13])/[.L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</text:p>
          </table:table-cell>
          <table:table-cell table:formula="of:=RSQ(LN([.C10:.C14]); [.B10:.B14])" office:value-type="float" office:value="0.998726465537891" calcext:value-type="float">
            <text:p>0.999</text:p>
          </table:table-cell>
          <table:table-cell table:formula="of:=[.C14]*EXP([.N14])" office:value-type="float" office:value="5960.90886766008" calcext:value-type="float">
            <text:p>5960.9</text:p>
          </table:table-cell>
          <table:table-cell table:style-name="ce4" table:formula="of:=([.C14]-[.P13])/[.P13]" office:value-type="percentage" office:value="0.0304204125498667" calcext:value-type="percentage">
            <text:p>3.0%</text:p>
          </table:table-cell>
          <table:table-cell table:number-columns-repeated="1007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[.C15]/[.C7]" office:value-type="float" office:value="10.6132231404959" calcext:value-type="float">
            <text:p>10.6</text:p>
          </table:table-cell>
          <table:table-cell table:formula="of:=[.C15]/[.C8]" office:value-type="float" office:value="6.69551616266945" calcext:value-type="float">
            <text:p>6.7</text:p>
          </table:table-cell>
          <table:table-cell table:formula="of:=SLOPE(LN([.C$2:.C15]); [.B$2:.B15])" office:value-type="float" office:value="0.281998470609449" calcext:value-type="float">
            <text:p>0.282</text:p>
          </table:table-cell>
          <table:table-cell table:formula="of:=RSQ(LN([.C$2:.C15]); [.B$2:.B15])" office:value-type="float" office:value="0.997300076739255" calcext:value-type="float">
            <text:p>0.997</text:p>
          </table:table-cell>
          <table:table-cell table:formula="of:=[.C15]*EXP([.F15])" office:value-type="float" office:value="8512.81214161078" calcext:value-type="float">
            <text:p>8512.8</text:p>
          </table:table-cell>
          <table:table-cell table:formula="of:=([.C15]-[.H14])/[.H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</text:p>
          </table:table-cell>
          <table:table-cell table:formula="of:=RSQ(LN([.C6:.C15]); [.B6:.B15])" office:value-type="float" office:value="0.99497466147736" calcext:value-type="float">
            <text:p>0.995</text:p>
          </table:table-cell>
          <table:table-cell table:formula="of:=[.C15]*EXP([.J15])" office:value-type="float" office:value="8464.48954509645" calcext:value-type="float">
            <text:p>8464.5</text:p>
          </table:table-cell>
          <table:table-cell table:formula="of:=([.C15]-[.L14])/[.L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</text:p>
          </table:table-cell>
          <table:table-cell table:formula="of:=RSQ(LN([.C11:.C15]); [.B11:.B15])" office:value-type="float" office:value="0.994475128020329" calcext:value-type="float">
            <text:p>0.994</text:p>
          </table:table-cell>
          <table:table-cell table:formula="of:=[.C15]*EXP([.N15])" office:value-type="float" office:value="8404.19320260606" calcext:value-type="float">
            <text:p>8404.2</text:p>
          </table:table-cell>
          <table:table-cell table:style-name="ce4" table:formula="of:=([.C15]-[.P14])/[.P14]" office:value-type="percentage" office:value="0.077184728462478" calcext:value-type="percentage">
            <text:p>7.7%</text:p>
          </table:table-cell>
          <table:table-cell table:number-columns-repeated="1007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[.C16]/[.C8]" office:value-type="float" office:value="8.11887382690302" calcext:value-type="float">
            <text:p>8.1</text:p>
          </table:table-cell>
          <table:table-cell table:formula="of:=[.C16]/[.C9]" office:value-type="float" office:value="6.0828125" calcext:value-type="float">
            <text:p>6.1</text:p>
          </table:table-cell>
          <table:table-cell table:formula="of:=SLOPE(LN([.C$2:.C16]); [.B$2:.B16])" office:value-type="float" office:value="0.279584861594893" calcext:value-type="float">
            <text:p>0.280</text:p>
          </table:table-cell>
          <table:table-cell table:formula="of:=RSQ(LN([.C$2:.C16]); [.B$2:.B16])" office:value-type="float" office:value="0.997445827045265" calcext:value-type="float">
            <text:p>0.997</text:p>
          </table:table-cell>
          <table:table-cell table:formula="of:=[.C16]*EXP([.F16])" office:value-type="float" office:value="10297.6128967973" calcext:value-type="float">
            <text:p>10297.6</text:p>
          </table:table-cell>
          <table:table-cell table:formula="of:=([.C16]-[.H15])/[.H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4</text:p>
          </table:table-cell>
          <table:table-cell table:formula="of:=RSQ(LN([.C7:.C16]); [.B7:.B16])" office:value-type="float" office:value="0.994393633525536" calcext:value-type="float">
            <text:p>0.994</text:p>
          </table:table-cell>
          <table:table-cell table:formula="of:=[.C16]*EXP([.J16])" office:value-type="float" office:value="10239.0167993231" calcext:value-type="float">
            <text:p>10239.0</text:p>
          </table:table-cell>
          <table:table-cell table:formula="of:=([.C16]-[.L15])/[.L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1</text:p>
          </table:table-cell>
          <table:table-cell table:formula="of:=RSQ(LN([.C12:.C16]); [.B12:.B16])" office:value-type="float" office:value="0.995129732156832" calcext:value-type="float">
            <text:p>0.995</text:p>
          </table:table-cell>
          <table:table-cell table:formula="of:=[.C16]*EXP([.N16])" office:value-type="float" office:value="10205.5868212288" calcext:value-type="float">
            <text:p>10205.6</text:p>
          </table:table-cell>
          <table:table-cell table:style-name="ce4" table:formula="of:=([.C16]-[.P15])/[.P15]" office:value-type="percentage" office:value="-0.073557709550795" calcext:value-type="percentage">
            <text:p>-7.4%</text:p>
          </table:table-cell>
          <table:table-cell table:number-columns-repeated="1007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[.C17]/[.C9]" office:value-type="float" office:value="10.6875" calcext:value-type="float">
            <text:p>10.7</text:p>
          </table:table-cell>
          <table:table-cell table:formula="of:=[.C17]/[.C10]" office:value-type="float" office:value="8.22609741431149" calcext:value-type="float">
            <text:p>8.2</text:p>
          </table:table-cell>
          <table:table-cell table:formula="of:=SLOPE(LN([.C$2:.C17]); [.B$2:.B17])" office:value-type="float" office:value="0.284235082064813" calcext:value-type="float">
            <text:p>0.284</text:p>
          </table:table-cell>
          <table:table-cell table:formula="of:=RSQ(LN([.C$2:.C17]); [.B$2:.B17])" office:value-type="float" office:value="0.996721296891191" calcext:value-type="float">
            <text:p>0.997</text:p>
          </table:table-cell>
          <table:table-cell table:formula="of:=[.C17]*EXP([.F17])" office:value-type="float" office:value="18177.2351324356" calcext:value-type="float">
            <text:p>18177.2</text:p>
          </table:table-cell>
          <table:table-cell table:formula="of:=([.C17]-[.H16])/[.H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8</text:p>
          </table:table-cell>
          <table:table-cell table:formula="of:=RSQ(LN([.C8:.C17]); [.B8:.B17])" office:value-type="float" office:value="0.991000674462846" calcext:value-type="float">
            <text:p>0.991</text:p>
          </table:table-cell>
          <table:table-cell table:formula="of:=[.C17]*EXP([.J17])" office:value-type="float" office:value="18059.3499190581" calcext:value-type="float">
            <text:p>18059.3</text:p>
          </table:table-cell>
          <table:table-cell table:formula="of:=([.C17]-[.L16])/[.L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5</text:p>
          </table:table-cell>
          <table:table-cell table:formula="of:=RSQ(LN([.C13:.C17]); [.B13:.B17])" office:value-type="float" office:value="0.971785631189067" calcext:value-type="float">
            <text:p>0.972</text:p>
          </table:table-cell>
          <table:table-cell table:formula="of:=[.C17]*EXP([.N17])" office:value-type="float" office:value="18926.4478845831" calcext:value-type="float">
            <text:p>18926.4</text:p>
          </table:table-cell>
          <table:table-cell table:style-name="ce4" table:formula="of:=([.C17]-[.P16])/[.P16]" office:value-type="percentage" office:value="0.340442273397153" calcext:value-type="percentage">
            <text:p>34.0%</text:p>
          </table:table-cell>
          <table:table-cell table:number-columns-repeated="1007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[.C18]/[.C10]" office:value-type="float" office:value="11.4858689116055" calcext:value-type="float">
            <text:p>11.5</text:p>
          </table:table-cell>
          <table:table-cell table:formula="of:=[.C18]/[.C11]" office:value-type="float" office:value="8.76594768242313" calcext:value-type="float">
            <text:p>8.8</text:p>
          </table:table-cell>
          <table:table-cell table:formula="of:=SLOPE(LN([.C$2:.C18]); [.B$2:.B18])" office:value-type="float" office:value="0.288398384258753" calcext:value-type="float">
            <text:p>0.288</text:p>
          </table:table-cell>
          <table:table-cell table:formula="of:=RSQ(LN([.C$2:.C18]); [.B$2:.B18])" office:value-type="float" office:value="0.996309024937179" calcext:value-type="float">
            <text:p>0.996</text:p>
          </table:table-cell>
          <table:table-cell table:formula="of:=[.C18]*EXP([.F18])" office:value-type="float" office:value="25486.2495645089" calcext:value-type="float">
            <text:p>25486.2</text:p>
          </table:table-cell>
          <table:table-cell table:formula="of:=([.C18]-[.H17])/[.H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3</text:p>
          </table:table-cell>
          <table:table-cell table:formula="of:=RSQ(LN([.C9:.C18]); [.B9:.B18])" office:value-type="float" office:value="0.987118237732856" calcext:value-type="float">
            <text:p>0.987</text:p>
          </table:table-cell>
          <table:table-cell table:formula="of:=[.C18]*EXP([.J18])" office:value-type="float" office:value="25596.0619981959" calcext:value-type="float">
            <text:p>25596.1</text:p>
          </table:table-cell>
          <table:table-cell table:formula="of:=([.C18]-[.L17])/[.L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</text:p>
          </table:table-cell>
          <table:table-cell table:formula="of:=RSQ(LN([.C14:.C18]); [.B14:.B18])" office:value-type="float" office:value="0.978007900871058" calcext:value-type="float">
            <text:p>0.978</text:p>
          </table:table-cell>
          <table:table-cell table:formula="of:=[.C18]*EXP([.N18])" office:value-type="float" office:value="27350.2914174358" calcext:value-type="float">
            <text:p>27350.3</text:p>
          </table:table-cell>
          <table:table-cell table:style-name="ce4" table:formula="of:=([.C18]-[.P17])/[.P17]" office:value-type="percentage" office:value="0.00922265585604757" calcext:value-type="percentage">
            <text:p>0.9%</text:p>
          </table:table-cell>
          <table:table-cell table:number-columns-repeated="1007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[.C19]/[.C11]" office:value-type="float" office:value="11.6994033960532" calcext:value-type="float">
            <text:p>11.7</text:p>
          </table:table-cell>
          <table:table-cell table:formula="of:=[.C19]/[.C12]" office:value-type="float" office:value="9.35179750550257" calcext:value-type="float">
            <text:p>9.4</text:p>
          </table:table-cell>
          <table:table-cell table:formula="of:=SLOPE(LN([.C$2:.C19]); [.B$2:.B19])" office:value-type="float" office:value="0.291324645986326" calcext:value-type="float">
            <text:p>0.291</text:p>
          </table:table-cell>
          <table:table-cell table:formula="of:=RSQ(LN([.C$2:.C19]); [.B$2:.B19])" office:value-type="float" office:value="0.996417425349196" calcext:value-type="float">
            <text:p>0.996</text:p>
          </table:table-cell>
          <table:table-cell table:formula="of:=[.C19]*EXP([.F19])" office:value-type="float" office:value="34114.705943432" calcext:value-type="float">
            <text:p>34114.7</text:p>
          </table:table-cell>
          <table:table-cell table:formula="of:=([.C19]-[.H18])/[.H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</text:p>
          </table:table-cell>
          <table:table-cell table:formula="of:=RSQ(LN([.C10:.C19]); [.B10:.B19])" office:value-type="float" office:value="0.988343546547603" calcext:value-type="float">
            <text:p>0.988</text:p>
          </table:table-cell>
          <table:table-cell table:formula="of:=[.C19]*EXP([.J19])" office:value-type="float" office:value="34632.8475509887" calcext:value-type="float">
            <text:p>34632.8</text:p>
          </table:table-cell>
          <table:table-cell table:formula="of:=([.C19]-[.L18])/[.L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6</text:p>
          </table:table-cell>
          <table:table-cell table:formula="of:=RSQ(LN([.C15:.C19]); [.B15:.B19])" office:value-type="float" office:value="0.980752342948531" calcext:value-type="float">
            <text:p>0.981</text:p>
          </table:table-cell>
          <table:table-cell table:formula="of:=[.C19]*EXP([.N19])" office:value-type="float" office:value="36741.6598078834" calcext:value-type="float">
            <text:p>36741.7</text:p>
          </table:table-cell>
          <table:table-cell table:style-name="ce4" table:formula="of:=([.C19]-[.P18])/[.P18]" office:value-type="percentage" office:value="-0.0679075549539407" calcext:value-type="percentage">
            <text:p>-6.8%</text:p>
          </table:table-cell>
          <table:table-cell table:number-columns-repeated="1007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[.C20]/[.C12]" office:value-type="float" office:value="12.2068965517241" calcext:value-type="float">
            <text:p>12.2</text:p>
          </table:table-cell>
          <table:table-cell table:formula="of:=[.C20]/[.C13]" office:value-type="float" office:value="9.51014575593027" calcext:value-type="float">
            <text:p>9.5</text:p>
          </table:table-cell>
          <table:table-cell table:formula="of:=SLOPE(LN([.C$2:.C20]); [.B$2:.B20])" office:value-type="float" office:value="0.293026199629634" calcext:value-type="float">
            <text:p>0.293</text:p>
          </table:table-cell>
          <table:table-cell table:formula="of:=RSQ(LN([.C$2:.C20]); [.B$2:.B20])" office:value-type="float" office:value="0.99679845942413" calcext:value-type="float">
            <text:p>0.997</text:p>
          </table:table-cell>
          <table:table-cell table:formula="of:=[.C20]*EXP([.F20])" office:value-type="float" office:value="44605.74293304" calcext:value-type="float">
            <text:p>44605.7</text:p>
          </table:table-cell>
          <table:table-cell table:formula="of:=([.C20]-[.H19])/[.H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6</text:p>
          </table:table-cell>
          <table:table-cell table:formula="of:=RSQ(LN([.C11:.C20]); [.B11:.B20])" office:value-type="float" office:value="0.991149252397023" calcext:value-type="float">
            <text:p>0.991</text:p>
          </table:table-cell>
          <table:table-cell table:formula="of:=[.C20]*EXP([.J20])" office:value-type="float" office:value="45634.2426993744" calcext:value-type="float">
            <text:p>45634.2</text:p>
          </table:table-cell>
          <table:table-cell table:formula="of:=([.C20]-[.L19])/[.L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3</text:p>
          </table:table-cell>
          <table:table-cell table:formula="of:=RSQ(LN([.C16:.C20]); [.B16:.B20])" office:value-type="float" office:value="0.973483914482923" calcext:value-type="float">
            <text:p>0.973</text:p>
          </table:table-cell>
          <table:table-cell table:formula="of:=[.C20]*EXP([.N20])" office:value-type="float" office:value="47350.8679090388" calcext:value-type="float">
            <text:p>47350.9</text:p>
          </table:table-cell>
          <table:table-cell table:style-name="ce4" table:formula="of:=([.C20]-[.P19])/[.P19]" office:value-type="percentage" office:value="-0.0943250747517891" calcext:value-type="percentage">
            <text:p>-9.4%</text:p>
          </table:table-cell>
          <table:table-cell table:number-columns-repeated="1007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[.C21]/[.C13]" office:value-type="float" office:value="12.4798513861103" calcext:value-type="float">
            <text:p>12.5</text:p>
          </table:table-cell>
          <table:table-cell table:formula="of:=[.C21]/[.C14]" office:value-type="float" office:value="9.42724525043178" calcext:value-type="float">
            <text:p>9.4</text:p>
          </table:table-cell>
          <table:table-cell table:formula="of:=SLOPE(LN([.C$2:.C21]); [.B$2:.B21])" office:value-type="float" office:value="0.293962046598907" calcext:value-type="float">
            <text:p>0.294</text:p>
          </table:table-cell>
          <table:table-cell table:formula="of:=RSQ(LN([.C$2:.C21]); [.B$2:.B21])" office:value-type="float" office:value="0.997211496316738" calcext:value-type="float">
            <text:p>0.997</text:p>
          </table:table-cell>
          <table:table-cell table:formula="of:=[.C21]*EXP([.F21])" office:value-type="float" office:value="58589.4540101794" calcext:value-type="float">
            <text:p>58589.5</text:p>
          </table:table-cell>
          <table:table-cell table:formula="of:=([.C21]-[.H20])/[.H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2</text:p>
          </table:table-cell>
          <table:table-cell table:formula="of:=RSQ(LN([.C12:.C21]); [.B12:.B21])" office:value-type="float" office:value="0.993622476428613" calcext:value-type="float">
            <text:p>0.994</text:p>
          </table:table-cell>
          <table:table-cell table:formula="of:=[.C21]*EXP([.J21])" office:value-type="float" office:value="60241.3758028697" calcext:value-type="float">
            <text:p>60241.4</text:p>
          </table:table-cell>
          <table:table-cell table:formula="of:=([.C21]-[.L20])/[.L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8</text:p>
          </table:table-cell>
          <table:table-cell table:formula="of:=RSQ(LN([.C17:.C21]); [.B17:.B21])" office:value-type="float" office:value="0.997847879049945" calcext:value-type="float">
            <text:p>0.998</text:p>
          </table:table-cell>
          <table:table-cell table:formula="of:=[.C21]*EXP([.N21])" office:value-type="float" office:value="58220.2825787645" calcext:value-type="float">
            <text:p>58220.3</text:p>
          </table:table-cell>
          <table:table-cell table:style-name="ce4" table:formula="of:=([.C21]-[.P20])/[.P20]" office:value-type="percentage" office:value="-0.0777993745777897" calcext:value-type="percentage">
            <text:p>-7.8%</text:p>
          </table:table-cell>
          <table:table-cell table:number-columns-repeated="1007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[.C22]/[.C14]" office:value-type="float" office:value="11.6018998272884" calcext:value-type="float">
            <text:p>11.6</text:p>
          </table:table-cell>
          <table:table-cell table:formula="of:=[.C22]/[.C15]" office:value-type="float" office:value="8.36941286403987" calcext:value-type="float">
            <text:p>8.4</text:p>
          </table:table-cell>
          <table:table-cell table:formula="of:=SLOPE(LN([.C$2:.C22]); [.B$2:.B22])" office:value-type="float" office:value="0.293532776024171" calcext:value-type="float">
            <text:p>0.294</text:p>
          </table:table-cell>
          <table:table-cell table:formula="of:=RSQ(LN([.C$2:.C22]); [.B$2:.B22])" office:value-type="float" office:value="0.99757031662765" calcext:value-type="float">
            <text:p>0.998</text:p>
          </table:table-cell>
          <table:table-cell table:formula="of:=[.C22]*EXP([.F22])" office:value-type="float" office:value="72073.7845148934" calcext:value-type="float">
            <text:p>72073.8</text:p>
          </table:table-cell>
          <table:table-cell table:formula="of:=([.C22]-[.H21])/[.H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8</text:p>
          </table:table-cell>
          <table:table-cell table:formula="of:=RSQ(LN([.C13:.C22]); [.B13:.B22])" office:value-type="float" office:value="0.991713287165894" calcext:value-type="float">
            <text:p>0.992</text:p>
          </table:table-cell>
          <table:table-cell table:formula="of:=[.C22]*EXP([.J22])" office:value-type="float" office:value="73831.5454141753" calcext:value-type="float">
            <text:p>73831.5</text:p>
          </table:table-cell>
          <table:table-cell table:formula="of:=([.C22]-[.L21])/[.L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1</text:p>
          </table:table-cell>
          <table:table-cell table:formula="of:=RSQ(LN([.C18:.C22]); [.B18:.B22])" office:value-type="float" office:value="0.996965833182371" calcext:value-type="float">
            <text:p>0.997</text:p>
          </table:table-cell>
          <table:table-cell table:formula="of:=[.C22]*EXP([.N22])" office:value-type="float" office:value="69745.9854118602" calcext:value-type="float">
            <text:p>69746.0</text:p>
          </table:table-cell>
          <table:table-cell table:style-name="ce4" table:formula="of:=([.C22]-[.P21])/[.P21]" office:value-type="percentage" office:value="-0.0769539820199824" calcext:value-type="percentage">
            <text:p>-7.7%</text:p>
          </table:table-cell>
          <table:table-cell table:number-columns-repeated="1007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[.C23]/[.C15]" office:value-type="float" office:value="10.2441987229404" calcext:value-type="float">
            <text:p>10.2</text:p>
          </table:table-cell>
          <table:table-cell table:formula="of:=[.C23]/[.C16]" office:value-type="float" office:value="8.4482404315438" calcext:value-type="float">
            <text:p>8.4</text:p>
          </table:table-cell>
          <table:table-cell table:formula="of:=SLOPE(LN([.C$2:.C23]); [.B$2:.B23])" office:value-type="float" office:value="0.292126545830207" calcext:value-type="float">
            <text:p>0.292</text:p>
          </table:table-cell>
          <table:table-cell table:formula="of:=RSQ(LN([.C$2:.C23]); [.B$2:.B23])" office:value-type="float" office:value="0.997712409092512" calcext:value-type="float">
            <text:p>0.998</text:p>
          </table:table-cell>
          <table:table-cell table:formula="of:=[.C23]*EXP([.F23])" office:value-type="float" office:value="88094.6656015353" calcext:value-type="float">
            <text:p>88094.7</text:p>
          </table:table-cell>
          <table:table-cell table:formula="of:=([.C23]-[.H22])/[.H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</text:p>
          </table:table-cell>
          <table:table-cell table:formula="of:=RSQ(LN([.C14:.C23]); [.B14:.B23])" office:value-type="float" office:value="0.986267069836187" calcext:value-type="float">
            <text:p>0.986</text:p>
          </table:table-cell>
          <table:table-cell table:formula="of:=[.C23]*EXP([.J23])" office:value-type="float" office:value="89237.9459743403" calcext:value-type="float">
            <text:p>89237.9</text:p>
          </table:table-cell>
          <table:table-cell table:formula="of:=([.C23]-[.L22])/[.L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8</text:p>
          </table:table-cell>
          <table:table-cell table:formula="of:=RSQ(LN([.C19:.C23]); [.B19:.B23])" office:value-type="float" office:value="0.994882274147382" calcext:value-type="float">
            <text:p>0.995</text:p>
          </table:table-cell>
          <table:table-cell table:formula="of:=[.C23]*EXP([.N23])" office:value-type="float" office:value="83412.139877005" calcext:value-type="float">
            <text:p>83412.1</text:p>
          </table:table-cell>
          <table:table-cell table:style-name="ce4" table:formula="of:=([.C23]-[.P22])/[.P22]" office:value-type="percentage" office:value="-0.0568919542598569" calcext:value-type="percentage">
            <text:p>-5.7%</text:p>
          </table:table-cell>
          <table:table-cell table:number-columns-repeated="1007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[.C24]/[.C16]" office:value-type="float" office:value="10.7675314667352" calcext:value-type="float">
            <text:p>10.8</text:p>
          </table:table-cell>
          <table:table-cell table:formula="of:=[.C24]/[.C17]" office:value-type="float" office:value="6.12836257309942" calcext:value-type="float">
            <text:p>6.1</text:p>
          </table:table-cell>
          <table:table-cell table:formula="of:=SLOPE(LN([.C$2:.C24]); [.B$2:.B24])" office:value-type="float" office:value="0.290518006853932" calcext:value-type="float">
            <text:p>0.291</text:p>
          </table:table-cell>
          <table:table-cell table:formula="of:=RSQ(LN([.C$2:.C24]); [.B$2:.B24])" office:value-type="float" office:value="0.997761918292088" calcext:value-type="float">
            <text:p>0.998</text:p>
          </table:table-cell>
          <table:table-cell table:formula="of:=[.C24]*EXP([.F24])" office:value-type="float" office:value="112098.787789297" calcext:value-type="float">
            <text:p>112098.8</text:p>
          </table:table-cell>
          <table:table-cell table:formula="of:=([.C24]-[.H23])/[.H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9</text:p>
          </table:table-cell>
          <table:table-cell table:formula="of:=RSQ(LN([.C15:.C24]); [.B15:.B24])" office:value-type="float" office:value="0.98194946446611" calcext:value-type="float">
            <text:p>0.982</text:p>
          </table:table-cell>
          <table:table-cell table:formula="of:=[.C24]*EXP([.J24])" office:value-type="float" office:value="111904.608012866" calcext:value-type="float">
            <text:p>111904.6</text:p>
          </table:table-cell>
          <table:table-cell table:formula="of:=([.C24]-[.L23])/[.L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6</text:p>
          </table:table-cell>
          <table:table-cell table:formula="of:=RSQ(LN([.C20:.C24]); [.B20:.B24])" office:value-type="float" office:value="0.997284376945669" calcext:value-type="float">
            <text:p>0.997</text:p>
          </table:table-cell>
          <table:table-cell table:formula="of:=[.C24]*EXP([.N24])" office:value-type="float" office:value="105071.072792342" calcext:value-type="float">
            <text:p>105071.1</text:p>
          </table:table-cell>
          <table:table-cell table:style-name="ce4" table:formula="of:=([.C24]-[.P23])/[.P23]" office:value-type="percentage" office:value="0.00508151599539331" calcext:value-type="percentage">
            <text:p>0.5%</text:p>
          </table:table-cell>
          <table:table-cell table:number-columns-repeated="1007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[.C25]/[.C17]" office:value-type="float" office:value="7.43106725146199" calcext:value-type="float">
            <text:p>7.4</text:p>
          </table:table-cell>
          <table:table-cell table:formula="of:=[.C25]/[.C18]" office:value-type="float" office:value="5.32207737814774" calcext:value-type="float">
            <text:p>5.3</text:p>
          </table:table-cell>
          <table:table-cell table:formula="of:=SLOPE(LN([.C$2:.C25]); [.B$2:.B25])" office:value-type="float" office:value="0.288301670693067" calcext:value-type="float">
            <text:p>0.288</text:p>
          </table:table-cell>
          <table:table-cell table:formula="of:=RSQ(LN([.C$2:.C25]); [.B$2:.B25])" office:value-type="float" office:value="0.997568143079145" calcext:value-type="float">
            <text:p>0.998</text:p>
          </table:table-cell>
          <table:table-cell table:formula="of:=[.C25]*EXP([.F25])" office:value-type="float" office:value="135626.674687476" calcext:value-type="float">
            <text:p>135626.7</text:p>
          </table:table-cell>
          <table:table-cell table:formula="of:=([.C25]-[.H24])/[.H24]" office:value-type="percentage" office:value="-0.0931480883533141" calcext:value-type="percentage">
            <text:p>-9.3%</text:p>
          </table:table-cell>
          <table:table-cell table:formula="of:=SLOPE(LN([.C16:.C25]); [.B16:.B25])" office:value-type="float" office:value="0.269731688665921" calcext:value-type="float">
            <text:p>0.270</text:p>
          </table:table-cell>
          <table:table-cell table:formula="of:=RSQ(LN([.C16:.C25]); [.B16:.B25])" office:value-type="float" office:value="0.97783162080049" calcext:value-type="float">
            <text:p>0.978</text:p>
          </table:table-cell>
          <table:table-cell table:formula="of:=[.C25]*EXP([.J25])" office:value-type="float" office:value="133131.330730678" calcext:value-type="float">
            <text:p>133131.3</text:p>
          </table:table-cell>
          <table:table-cell table:formula="of:=([.C25]-[.L24])/[.L24]" office:value-type="percentage" office:value="-0.0915744954103028" calcext:value-type="percentage">
            <text:p>-9.2%</text:p>
          </table:table-cell>
          <table:table-cell table:formula="of:=SLOPE(LN([.C21:.C25]); [.B21:.B25])" office:value-type="float" office:value="0.213472837304321" calcext:value-type="float">
            <text:p>0.213</text:p>
          </table:table-cell>
          <table:table-cell table:formula="of:=RSQ(LN([.C21:.C25]); [.B21:.B25])" office:value-type="float" office:value="0.998968935502758" calcext:value-type="float">
            <text:p>0.999</text:p>
          </table:table-cell>
          <table:table-cell table:formula="of:=[.C25]*EXP([.N25])" office:value-type="float" office:value="125848.303197851" calcext:value-type="float">
            <text:p>125848.3</text:p>
          </table:table-cell>
          <table:table-cell table:style-name="ce4" table:formula="of:=([.C25]-[.P24])/[.P24]" office:value-type="percentage" office:value="-0.0324929850015879" calcext:value-type="percentage">
            <text:p>-3.2%</text:p>
          </table:table-cell>
          <table:table-cell table:number-columns-repeated="1007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643.89pt" svg:y="14.3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8" table:number-columns-repeated="2" table:default-cell-style-name="Default"/>
        <table:table-column table:style-name="co19" table:default-cell-style-name="ce3"/>
        <table:table-column table:style-name="co6" table:default-cell-style-name="ce3"/>
        <table:table-column table:style-name="co19" table:default-cell-style-name="ce3"/>
        <table:table-column table:style-name="co3" table:default-cell-style-name="ce3"/>
        <table:table-column table:style-name="co19" table:default-cell-style-name="ce3"/>
        <table:table-column table:style-name="co8" table:default-cell-style-name="ce3"/>
        <table:table-column table:style-name="co12" table:number-columns-repeated="1014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xp Slope</text:p>
            <text:p>Total</text:p>
          </table:table-cell>
          <table:table-cell office:value-type="string" calcext:value-type="string">
            <text:p>RSQ()</text:p>
            <text:p>Total</text:p>
          </table:table-cell>
          <table:table-cell office:value-type="string" calcext:value-type="string">
            <text:p>Exp Slope</text:p>
            <text:p>10 days</text:p>
          </table:table-cell>
          <table:table-cell office:value-type="string" calcext:value-type="string">
            <text:p>RSQ()</text:p>
            <text:p>10 days</text:p>
          </table:table-cell>
          <table:table-cell office:value-type="string" calcext:value-type="string">
            <text:p>Exp 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table:number-columns-repeated="1014"/>
        </table:table-row>
        <table:table-row table:style-name="ro2">
          <table:table-cell table:style-name="ce1"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  <table:table-cell table:formula="of:=SLOPE(LN([.C$2:.C3]); [.B$2:.B3])" office:value-type="float" office:value="0.348306694268216" calcext:value-type="float">
            <text:p>0.348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number-columns-repeated="1018"/>
        </table:table-row>
        <table:table-row table:style-name="ro2">
          <table:table-cell table:style-name="ce1"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  <table:table-cell table:formula="of:=SLOPE(LN([.C$2:.C4]); [.B$2:.B4])" office:value-type="float" office:value="0.520726937414081" calcext:value-type="float">
            <text:p>0.521</text:p>
          </table:table-cell>
          <table:table-cell table:formula="of:=RSQ(LN([.C$2:.C4]); [.B$2:.B4])" office:value-type="float" office:value="0.964742886971936" calcext:value-type="float">
            <text:p>0.965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  <table:table-cell table:formula="of:=SLOPE(LN([.C$2:.C5]); [.B$2:.B5])" office:value-type="float" office:value="0.491388812552782" calcext:value-type="float">
            <text:p>0.491</text:p>
          </table:table-cell>
          <table:table-cell table:formula="of:=RSQ(LN([.C$2:.C5]); [.B$2:.B5])" office:value-type="float" office:value="0.981554318086262" calcext:value-type="float">
            <text:p>0.982</text:p>
          </table:table-cell>
          <table:table-cell table:number-columns-repeated="1018"/>
        </table:table-row>
        <table:table-row table:style-name="ro2">
          <table:table-cell table:style-name="ce1"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  <table:table-cell table:formula="of:=SLOPE(LN([.C$2:.C6]); [.B$2:.B6])" office:value-type="float" office:value="0.477640449818578" calcext:value-type="float">
            <text:p>0.478</text:p>
          </table:table-cell>
          <table:table-cell table:formula="of:=RSQ(LN([.C$2:.C6]); [.B$2:.B6])" office:value-type="float" office:value="0.98934145376094" calcext:value-type="float">
            <text:p>0.989</text:p>
          </table:table-cell>
          <table:table-cell table:number-columns-repeated="1018"/>
        </table:table-row>
        <table:table-row table:style-name="ro2">
          <table:table-cell table:style-name="ce1"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  <table:table-cell table:formula="of:=SLOPE(LN([.C$2:.C7]); [.B$2:.B7])" office:value-type="float" office:value="0.44423729549009" calcext:value-type="float">
            <text:p>0.444</text:p>
          </table:table-cell>
          <table:table-cell table:formula="of:=RSQ(LN([.C$2:.C7]); [.B$2:.B7])" office:value-type="float" office:value="0.985556379300972" calcext:value-type="float">
            <text:p>0.986</text:p>
          </table:table-cell>
          <table:table-cell table:number-columns-repeated="1018"/>
        </table:table-row>
        <table:table-row table:style-name="ro2">
          <table:table-cell table:style-name="ce1"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  <table:table-cell table:formula="of:=SLOPE(LN([.C$2:.C8]); [.B$2:.B8])" office:value-type="float" office:value="0.412576116537395" calcext:value-type="float">
            <text:p>0.413</text:p>
          </table:table-cell>
          <table:table-cell table:formula="of:=RSQ(LN([.C$2:.C8]); [.B$2:.B8])" office:value-type="float" office:value="0.979974788523181" calcext:value-type="float">
            <text:p>0.980</text:p>
          </table:table-cell>
          <table:table-cell table:number-columns-repeated="1018"/>
        </table:table-row>
        <table:table-row table:style-name="ro2">
          <table:table-cell table:style-name="ce1"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SLOPE(LN([.C$2:.C9]); [.B$2:.B9])" office:value-type="float" office:value="0.381667323265045" calcext:value-type="float">
            <text:p>0.382</text:p>
          </table:table-cell>
          <table:table-cell table:formula="of:=RSQ(LN([.C$2:.C9]); [.B$2:.B9])" office:value-type="float" office:value="0.971783825503068" calcext:value-type="float">
            <text:p>0.972</text:p>
          </table:table-cell>
          <table:table-cell table:number-columns-repeated="1018"/>
        </table:table-row>
        <table:table-row table:style-name="ro2">
          <table:table-cell table:style-name="ce1"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  <table:table-cell table:formula="of:=SLOPE(LN([.C$2:.C10]); [.B$2:.B10])" office:value-type="float" office:value="0.350752887360785" calcext:value-type="float">
            <text:p>0.351</text:p>
          </table:table-cell>
          <table:table-cell table:formula="of:=RSQ(LN([.C$2:.C10]); [.B$2:.B10])" office:value-type="float" office:value="0.959516798797399" calcext:value-type="float">
            <text:p>0.960</text:p>
          </table:table-cell>
          <table:table-cell table:formula="of:=SLOPE(LN([.C1:.C10]); [.B1:.B10])" office:value-type="float" office:value="0.350752887360785" calcext:value-type="float">
            <text:p>0.351</text:p>
          </table:table-cell>
          <table:table-cell table:formula="of:=RSQ(LN([.C1:.C10]); [.B1:.B10])" office:value-type="float" office:value="0.959516798797399" calcext:value-type="float">
            <text:p>0.960</text:p>
          </table:table-cell>
          <table:table-cell table:formula="of:=SLOPE(LN([.C6:.C10]); [.B6:.B10])" office:value-type="float" office:value="0.219141476036804" calcext:value-type="float">
            <text:p>0.219</text:p>
          </table:table-cell>
          <table:table-cell table:formula="of:=RSQ(LN([.C6:.C10]); [.B6:.B10])" office:value-type="float" office:value="0.983017624341391" calcext:value-type="float">
            <text:p>0.983</text:p>
          </table:table-cell>
          <table:table-cell table:number-columns-repeated="1014"/>
        </table:table-row>
        <table:table-row table:style-name="ro2">
          <table:table-cell table:style-name="ce1"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  <table:table-cell table:formula="of:=SLOPE(LN([.C$2:.C11]); [.B$2:.B11])" office:value-type="float" office:value="0.324925867308542" calcext:value-type="float">
            <text:p>0.325</text:p>
          </table:table-cell>
          <table:table-cell table:formula="of:=RSQ(LN([.C$2:.C11]); [.B$2:.B11])" office:value-type="float" office:value="0.950024536654242" calcext:value-type="float">
            <text:p>0.950</text:p>
          </table:table-cell>
          <table:table-cell table:formula="of:=SLOPE(LN([.C2:.C11]); [.B2:.B11])" office:value-type="float" office:value="0.324925867308542" calcext:value-type="float">
            <text:p>0.325</text:p>
          </table:table-cell>
          <table:table-cell table:formula="of:=RSQ(LN([.C2:.C11]); [.B2:.B11])" office:value-type="float" office:value="0.950024536654242" calcext:value-type="float">
            <text:p>0.950</text:p>
          </table:table-cell>
          <table:table-cell table:formula="of:=SLOPE(LN([.C7:.C11]); [.B7:.B11])" office:value-type="float" office:value="0.185460461132608" calcext:value-type="float">
            <text:p>0.185</text:p>
          </table:table-cell>
          <table:table-cell table:formula="of:=RSQ(LN([.C7:.C11]); [.B7:.B11])" office:value-type="float" office:value="0.98396236827146" calcext:value-type="float">
            <text:p>0.984</text:p>
          </table:table-cell>
          <table:table-cell table:number-columns-repeated="1014"/>
        </table:table-row>
        <table:table-row table:style-name="ro2">
          <table:table-cell table:style-name="ce1"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  <table:table-cell table:formula="of:=SLOPE(LN([.C$2:.C12]); [.B$2:.B12])" office:value-type="float" office:value="0.307375366879801" calcext:value-type="float">
            <text:p>0.307</text:p>
          </table:table-cell>
          <table:table-cell table:formula="of:=RSQ(LN([.C$2:.C12]); [.B$2:.B12])" office:value-type="float" office:value="0.948885576973928" calcext:value-type="float">
            <text:p>0.949</text:p>
          </table:table-cell>
          <table:table-cell table:formula="of:=SLOPE(LN([.C3:.C12]); [.B3:.B12])" office:value-type="float" office:value="0.285467720610972" calcext:value-type="float">
            <text:p>0.285</text:p>
          </table:table-cell>
          <table:table-cell table:formula="of:=RSQ(LN([.C3:.C12]); [.B3:.B12])" office:value-type="float" office:value="0.943651901682722" calcext:value-type="float">
            <text:p>0.944</text:p>
          </table:table-cell>
          <table:table-cell table:formula="of:=SLOPE(LN([.C8:.C12]); [.B8:.B12])" office:value-type="float" office:value="0.179774495842271" calcext:value-type="float">
            <text:p>0.180</text:p>
          </table:table-cell>
          <table:table-cell table:formula="of:=RSQ(LN([.C8:.C12]); [.B8:.B12])" office:value-type="float" office:value="0.989507346437653" calcext:value-type="float">
            <text:p>0.990</text:p>
          </table:table-cell>
          <table:table-cell table:number-columns-repeated="1014"/>
        </table:table-row>
        <table:table-row table:style-name="ro2">
          <table:table-cell table:style-name="ce1"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  <table:table-cell table:formula="of:=SLOPE(LN([.C$2:.C13]); [.B$2:.B13])" office:value-type="float" office:value="0.295827384370824" calcext:value-type="float">
            <text:p>0.296</text:p>
          </table:table-cell>
          <table:table-cell table:formula="of:=RSQ(LN([.C$2:.C13]); [.B$2:.B13])" office:value-type="float" office:value="0.952549289155964" calcext:value-type="float">
            <text:p>0.953</text:p>
          </table:table-cell>
          <table:table-cell table:formula="of:=SLOPE(LN([.C4:.C13]); [.B4:.B13])" office:value-type="float" office:value="0.245928482257944" calcext:value-type="float">
            <text:p>0.246</text:p>
          </table:table-cell>
          <table:table-cell table:formula="of:=RSQ(LN([.C4:.C13]); [.B4:.B13])" office:value-type="float" office:value="0.973134799485939" calcext:value-type="float">
            <text:p>0.973</text:p>
          </table:table-cell>
          <table:table-cell table:formula="of:=SLOPE(LN([.C9:.C13]); [.B9:.B13])" office:value-type="float" office:value="0.205298939140796" calcext:value-type="float">
            <text:p>0.205</text:p>
          </table:table-cell>
          <table:table-cell table:formula="of:=RSQ(LN([.C9:.C13]); [.B9:.B13])" office:value-type="float" office:value="0.978643195106168" calcext:value-type="float">
            <text:p>0.979</text:p>
          </table:table-cell>
          <table:table-cell table:number-columns-repeated="1014"/>
        </table:table-row>
        <table:table-row table:style-name="ro2">
          <table:table-cell table:style-name="ce1"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  <table:table-cell table:formula="of:=SLOPE(LN([.C$2:.C14]); [.B$2:.B14])" office:value-type="float" office:value="0.287960513142288" calcext:value-type="float">
            <text:p>0.288</text:p>
          </table:table-cell>
          <table:table-cell table:formula="of:=RSQ(LN([.C$2:.C14]); [.B$2:.B14])" office:value-type="float" office:value="0.957813793052022" calcext:value-type="float">
            <text:p>0.958</text:p>
          </table:table-cell>
          <table:table-cell table:formula="of:=SLOPE(LN([.C5:.C14]); [.B5:.B14])" office:value-type="float" office:value="0.230161654412008" calcext:value-type="float">
            <text:p>0.230</text:p>
          </table:table-cell>
          <table:table-cell table:formula="of:=RSQ(LN([.C5:.C14]); [.B5:.B14])" office:value-type="float" office:value="0.984009797031016" calcext:value-type="float">
            <text:p>0.984</text:p>
          </table:table-cell>
          <table:table-cell table:formula="of:=SLOPE(LN([.C10:.C14]); [.B10:.B14])" office:value-type="float" office:value="0.242678172896712" calcext:value-type="float">
            <text:p>0.243</text:p>
          </table:table-cell>
          <table:table-cell table:formula="of:=RSQ(LN([.C10:.C14]); [.B10:.B14])" office:value-type="float" office:value="0.992512390077659" calcext:value-type="float">
            <text:p>0.993</text:p>
          </table:table-cell>
          <table:table-cell table:number-columns-repeated="1014"/>
        </table:table-row>
        <table:table-row table:style-name="ro2">
          <table:table-cell table:style-name="ce1"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  <table:table-cell table:formula="of:=SLOPE(LN([.C$2:.C15]); [.B$2:.B15])" office:value-type="float" office:value="0.281031071233755" calcext:value-type="float">
            <text:p>0.281</text:p>
          </table:table-cell>
          <table:table-cell table:formula="of:=RSQ(LN([.C$2:.C15]); [.B$2:.B15])" office:value-type="float" office:value="0.962069114637056" calcext:value-type="float">
            <text:p>0.962</text:p>
          </table:table-cell>
          <table:table-cell table:formula="of:=SLOPE(LN([.C6:.C15]); [.B6:.B15])" office:value-type="float" office:value="0.218713977293013" calcext:value-type="float">
            <text:p>0.219</text:p>
          </table:table-cell>
          <table:table-cell table:formula="of:=RSQ(LN([.C6:.C15]); [.B6:.B15])" office:value-type="float" office:value="0.993798889687683" calcext:value-type="float">
            <text:p>0.994</text:p>
          </table:table-cell>
          <table:table-cell table:formula="of:=SLOPE(LN([.C11:.C15]); [.B11:.B15])" office:value-type="float" office:value="0.255237251729117" calcext:value-type="float">
            <text:p>0.255</text:p>
          </table:table-cell>
          <table:table-cell table:formula="of:=RSQ(LN([.C11:.C15]); [.B11:.B15])" office:value-type="float" office:value="0.998769110418816" calcext:value-type="float">
            <text:p>0.999</text:p>
          </table:table-cell>
          <table:table-cell table:number-columns-repeated="1014"/>
        </table:table-row>
        <table:table-row table:style-name="ro2">
          <table:table-cell table:style-name="ce1"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  <table:table-cell table:formula="of:=SLOPE(LN([.C$2:.C16]); [.B$2:.B16])" office:value-type="float" office:value="0.274437037077465" calcext:value-type="float">
            <text:p>0.274</text:p>
          </table:table-cell>
          <table:table-cell table:formula="of:=RSQ(LN([.C$2:.C16]); [.B$2:.B16])" office:value-type="float" office:value="0.965163835324821" calcext:value-type="float">
            <text:p>0.965</text:p>
          </table:table-cell>
          <table:table-cell table:formula="of:=SLOPE(LN([.C7:.C16]); [.B7:.B16])" office:value-type="float" office:value="0.217986067895344" calcext:value-type="float">
            <text:p>0.218</text:p>
          </table:table-cell>
          <table:table-cell table:formula="of:=RSQ(LN([.C7:.C16]); [.B7:.B16])" office:value-type="float" office:value="0.993914856524584" calcext:value-type="float">
            <text:p>0.994</text:p>
          </table:table-cell>
          <table:table-cell table:formula="of:=SLOPE(LN([.C12:.C16]); [.B12:.B16])" office:value-type="float" office:value="0.239788059478677" calcext:value-type="float">
            <text:p>0.240</text:p>
          </table:table-cell>
          <table:table-cell table:formula="of:=RSQ(LN([.C12:.C16]); [.B12:.B16])" office:value-type="float" office:value="0.995018450654559" calcext:value-type="float">
            <text:p>0.995</text:p>
          </table:table-cell>
          <table:table-cell table:number-columns-repeated="1014"/>
        </table:table-row>
        <table:table-row table:style-name="ro2">
          <table:table-cell table:style-name="ce1"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  <table:table-cell table:formula="of:=SLOPE(LN([.C$2:.C17]); [.B$2:.B17])" office:value-type="float" office:value="0.269185552627009" calcext:value-type="float">
            <text:p>0.269</text:p>
          </table:table-cell>
          <table:table-cell table:formula="of:=RSQ(LN([.C$2:.C17]); [.B$2:.B17])" office:value-type="float" office:value="0.968362386790919" calcext:value-type="float">
            <text:p>0.968</text:p>
          </table:table-cell>
          <table:table-cell table:formula="of:=SLOPE(LN([.C8:.C17]); [.B8:.B17])" office:value-type="float" office:value="0.221143452237848" calcext:value-type="float">
            <text:p>0.221</text:p>
          </table:table-cell>
          <table:table-cell table:formula="of:=RSQ(LN([.C8:.C17]); [.B8:.B17])" office:value-type="float" office:value="0.994024195416853" calcext:value-type="float">
            <text:p>0.994</text:p>
          </table:table-cell>
          <table:table-cell table:formula="of:=SLOPE(LN([.C13:.C17]); [.B13:.B17])" office:value-type="float" office:value="0.225841071959442" calcext:value-type="float">
            <text:p>0.226</text:p>
          </table:table-cell>
          <table:table-cell table:formula="of:=RSQ(LN([.C13:.C17]); [.B13:.B17])" office:value-type="float" office:value="0.997376317562087" calcext:value-type="float">
            <text:p>0.997</text:p>
          </table:table-cell>
          <table:table-cell table:number-columns-repeated="1014"/>
        </table:table-row>
        <table:table-row table:style-name="ro2">
          <table:table-cell table:style-name="ce1"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  <table:table-cell table:formula="of:=SLOPE(LN([.C$2:.C18]); [.B$2:.B18])" office:value-type="float" office:value="0.263727297764785" calcext:value-type="float">
            <text:p>0.264</text:p>
          </table:table-cell>
          <table:table-cell table:formula="of:=RSQ(LN([.C$2:.C18]); [.B$2:.B18])" office:value-type="float" office:value="0.970396668874091" calcext:value-type="float">
            <text:p>0.970</text:p>
          </table:table-cell>
          <table:table-cell table:formula="of:=SLOPE(LN([.C9:.C18]); [.B9:.B18])" office:value-type="float" office:value="0.224490863957737" calcext:value-type="float">
            <text:p>0.224</text:p>
          </table:table-cell>
          <table:table-cell table:formula="of:=RSQ(LN([.C9:.C18]); [.B9:.B18])" office:value-type="float" office:value="0.995687525014407" calcext:value-type="float">
            <text:p>0.996</text:p>
          </table:table-cell>
          <table:table-cell table:formula="of:=SLOPE(LN([.C14:.C18]); [.B14:.B18])" office:value-type="float" office:value="0.208770736558671" calcext:value-type="float">
            <text:p>0.209</text:p>
          </table:table-cell>
          <table:table-cell table:formula="of:=RSQ(LN([.C14:.C18]); [.B14:.B18])" office:value-type="float" office:value="0.998384992885051" calcext:value-type="float">
            <text:p>0.998</text:p>
          </table:table-cell>
          <table:table-cell table:number-columns-repeated="1014"/>
        </table:table-row>
        <table:table-row table:style-name="ro2">
          <table:table-cell table:style-name="ce1"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  <table:table-cell table:formula="of:=SLOPE(LN([.C$2:.C19]); [.B$2:.B19])" office:value-type="float" office:value="0.260097749177176" calcext:value-type="float">
            <text:p>0.260</text:p>
          </table:table-cell>
          <table:table-cell table:formula="of:=RSQ(LN([.C$2:.C19]); [.B$2:.B19])" office:value-type="float" office:value="0.973283225313324" calcext:value-type="float">
            <text:p>0.973</text:p>
          </table:table-cell>
          <table:table-cell table:formula="of:=SLOPE(LN([.C10:.C19]); [.B10:.B19])" office:value-type="float" office:value="0.230542409390442" calcext:value-type="float">
            <text:p>0.231</text:p>
          </table:table-cell>
          <table:table-cell table:formula="of:=RSQ(LN([.C10:.C19]); [.B10:.B19])" office:value-type="float" office:value="0.997831505518303" calcext:value-type="float">
            <text:p>0.998</text:p>
          </table:table-cell>
          <table:table-cell table:formula="of:=SLOPE(LN([.C15:.C19]); [.B15:.B19])" office:value-type="float" office:value="0.217823270017949" calcext:value-type="float">
            <text:p>0.218</text:p>
          </table:table-cell>
          <table:table-cell table:formula="of:=RSQ(LN([.C15:.C19]); [.B15:.B19])" office:value-type="float" office:value="0.995812480017334" calcext:value-type="float">
            <text:p>0.996</text:p>
          </table:table-cell>
          <table:table-cell table:number-columns-repeated="1014"/>
        </table:table-row>
        <table:table-row table:style-name="ro2">
          <table:table-cell table:style-name="ce1"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 table:formula="of:=[.C20]-[.C19]" office:value-type="float" office:value="304" calcext:value-type="float">
            <text:p>304</text:p>
          </table:table-cell>
          <table:table-cell table:formula="of:=SLOPE(LN([.C$2:.C20]); [.B$2:.B20])" office:value-type="float" office:value="0.256436472581457" calcext:value-type="float">
            <text:p>0.256</text:p>
          </table:table-cell>
          <table:table-cell table:formula="of:=RSQ(LN([.C$2:.C20]); [.B$2:.B20])" office:value-type="float" office:value="0.975458643089055" calcext:value-type="float">
            <text:p>0.975</text:p>
          </table:table-cell>
          <table:table-cell table:formula="of:=SLOPE(LN([.C11:.C20]); [.B11:.B20])" office:value-type="float" office:value="0.229513541516615" calcext:value-type="float">
            <text:p>0.230</text:p>
          </table:table-cell>
          <table:table-cell table:formula="of:=RSQ(LN([.C11:.C20]); [.B11:.B20])" office:value-type="float" office:value="0.997611494283956" calcext:value-type="float">
            <text:p>0.998</text:p>
          </table:table-cell>
          <table:table-cell table:formula="of:=SLOPE(LN([.C16:.C20]); [.B16:.B20])" office:value-type="float" office:value="0.220765962384039" calcext:value-type="float">
            <text:p>0.221</text:p>
          </table:table-cell>
          <table:table-cell table:formula="of:=RSQ(LN([.C16:.C20]); [.B16:.B20])" office:value-type="float" office:value="0.996404713073123" calcext:value-type="float">
            <text:p>0.996</text:p>
          </table:table-cell>
          <table:table-cell table:number-columns-repeated="1014"/>
        </table:table-row>
        <table:table-row table:style-name="ro2">
          <table:table-cell table:style-name="ce1"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"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1022"/>
        </table:table-row>
        <table:table-row table:style-name="ro2">
          <table:table-cell table:style-name="ce1"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"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0" table:default-cell-style-name="ce5"/>
        <table:table-column table:style-name="co21" table:default-cell-style-name="Default"/>
        <table:table-column table:style-name="co18" table:default-cell-style-name="Default"/>
        <table:table-column table:style-name="co22" table:number-columns-repeated="2" table:default-cell-style-name="ce3"/>
        <table:table-column table:style-name="co21" table:default-cell-style-name="ce2"/>
        <table:table-column table:style-name="co2" table:default-cell-style-name="ce4"/>
        <table:table-column table:style-name="co8" table:number-columns-repeated="2" table:default-cell-style-name="ce3"/>
        <table:table-column table:style-name="co8" table:default-cell-style-name="ce2"/>
        <table:table-column table:style-name="co2" table:default-cell-style-name="ce4"/>
        <table:table-column table:style-name="co12" table:number-columns-repeated="1012" table:default-cell-style-name="Default"/>
        <table:table-row table:style-name="ro4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lope</text:p>
            <text:p>5 days</text:p>
          </table:table-cell>
          <table:table-cell office:value-type="string" calcext:value-type="string">
            <text:p>Rsq()</text:p>
            <text:p>5 days</text:p>
          </table:table-cell>
          <table:table-cell office:value-type="string" calcext:value-type="string">
            <text:p>T+1</text:p>
            <text:p>5 days</text:p>
          </table:table-cell>
          <table:table-cell office:value-type="string" calcext:value-type="string">
            <text:p>err</text:p>
            <text:p>5 days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</text:p>
          </table:table-cell>
          <table:table-cell table:formula="of:=RSQ(LN([.C1:.C6]); [.B1:.B6])" office:value-type="float" office:value="0.984342838133671" calcext:value-type="float">
            <text:p>0.984</text:p>
          </table:table-cell>
          <table:table-cell table:formula="of:=[.C6]*EXP([.I6])" office:value-type="float" office:value="57.068350227152" calcext:value-type="float">
            <text:p>57.1</text:p>
          </table:table-cell>
          <table:table-cell table:number-columns-repeated="1013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</text:p>
          </table:table-cell>
          <table:table-cell table:formula="of:=RSQ(LN([.C2:.C7]); [.B2:.B7])" office:value-type="float" office:value="0.94721750310411" calcext:value-type="float">
            <text:p>0.947</text:p>
          </table:table-cell>
          <table:table-cell table:formula="of:=[.C7]*EXP([.I7])" office:value-type="float" office:value="56.3101074790652" calcext:value-type="float">
            <text:p>56.3</text:p>
          </table:table-cell>
          <table:table-cell table:formula="of:=([.C7]-[.K6])/[.K6]" office:value-type="percentage" office:value="-0.316608946206323" calcext:value-type="percentage">
            <text:p>-31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6</text:p>
          </table:table-cell>
          <table:table-cell table:formula="of:=RSQ(LN([.C3:.C8]); [.B3:.B8])" office:value-type="float" office:value="0.910949765869614" calcext:value-type="float">
            <text:p>0.911</text:p>
          </table:table-cell>
          <table:table-cell table:formula="of:=[.C8]*EXP([.I8])" office:value-type="float" office:value="65.8644789519916" calcext:value-type="float">
            <text:p>65.9</text:p>
          </table:table-cell>
          <table:table-cell table:formula="of:=([.C8]-[.K7])/[.K7]" office:value-type="percentage" office:value="-0.12981874491685" calcext:value-type="percentage">
            <text:p>-13.0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</text:p>
          </table:table-cell>
          <table:table-cell table:formula="of:=RSQ(LN([.C4:.C9]); [.B4:.B9])" office:value-type="float" office:value="0.845398924271524" calcext:value-type="float">
            <text:p>0.845</text:p>
          </table:table-cell>
          <table:table-cell table:formula="of:=[.C9]*EXP([.I9])" office:value-type="float" office:value="62.864926769547" calcext:value-type="float">
            <text:p>62.9</text:p>
          </table:table-cell>
          <table:table-cell table:formula="of:=([.C9]-[.K8])/[.K8]" office:value-type="percentage" office:value="-0.225682783626456" calcext:value-type="percentage">
            <text:p>-22.6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7</text:p>
          </table:table-cell>
          <table:table-cell table:formula="of:=RSQ(LN([.C5:.C10]); [.B5:.B10])" office:value-type="float" office:value="0.967707955607156" calcext:value-type="float">
            <text:p>0.968</text:p>
          </table:table-cell>
          <table:table-cell table:formula="of:=[.C10]*EXP([.I10])" office:value-type="float" office:value="76.4257406989154" calcext:value-type="float">
            <text:p>76.4</text:p>
          </table:table-cell>
          <table:table-cell table:formula="of:=([.C10]-[.K9])/[.K9]" office:value-type="percentage" office:value="0.0498699893812927" calcext:value-type="percentage">
            <text:p>5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</text:p>
          </table:table-cell>
          <table:table-cell table:formula="of:=RSQ(LN([.C6:.C11]); [.B6:.B11])" office:value-type="float" office:value="0.967278365637085" calcext:value-type="float">
            <text:p>0.967</text:p>
          </table:table-cell>
          <table:table-cell table:formula="of:=[.C11]*EXP([.I11])" office:value-type="float" office:value="88.2170997694211" calcext:value-type="float">
            <text:p>88.2</text:p>
          </table:table-cell>
          <table:table-cell table:formula="of:=([.C11]-[.K10])/[.K10]" office:value-type="percentage" office:value="-0.00557064537447736" calcext:value-type="percentage">
            <text:p>-0.6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 number:title="User-defined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4:43:31.675000000</dc:date>
    <meta:editing-duration>PT2H45M37S</meta:editing-duration>
    <meta:editing-cycles>29</meta:editing-cycles>
    <meta:generator>LibreOffice/6.2.6.2$Windows_x86 LibreOffice_project/684e730861356e74889dfe6dbddd3562aae2e6ad</meta:generator>
    <meta:document-statistic meta:table-count="4" meta:cell-count="11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A1 'US deaths'.B2:'US deaths'.C44 'US deaths'.C1:'US deaths'.C1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B2:'US deaths'.B44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C2:'US deaths'.C44" chart:label-cell-address="'US deaths'.C1:'US deaths'.C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C12:'US deaths'.C44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C17:'US deaths'.C44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C22:'US deaths'.C44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C1:'US deaths'.C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B2:'US deaths'.B44</svg:desc>
                </draw:g>
              </table:table-cell>
              <table:table-cell office:value-type="float" office:value="11">
                <text:p>11</text:p>
                <draw:g>
                  <svg:desc>'US deaths'.C2:'US deaths'.C44</svg:desc>
                </draw:g>
              </table:table-cell>
              <table:table-cell office:value-type="float" office:value="54">
                <text:p>54</text:p>
                <draw:g>
                  <svg:desc>'US deaths'.C12:'US deaths'.C44</svg:desc>
                </draw:g>
              </table:table-cell>
              <table:table-cell office:value-type="float" office:value="200">
                <text:p>200</text:p>
                <draw:g>
                  <svg:desc>'US deaths'.C17:'US deaths'.C44</svg:desc>
                </draw:g>
              </table:table-cell>
              <table:table-cell office:value-type="float" office:value="706">
                <text:p>706</text:p>
                <draw:g>
                  <svg:desc>'US deaths'.C22:'US deaths'.C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20.626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9.588cm" svg:height="12.65cm">
          <chartooo:coordinate-region svg:x="1.696cm" svg:y="0.462cm" svg:width="18.224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